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5">
      <style:graphic-properties draw:auto-grow-height="true" fo:min-height="12.18cm"/>
    </style:style>
    <style:style style:name="pr10" style:family="presentation" style:parent-style-name="Standard-subtitle" style:list-style-name="L6">
      <style:graphic-properties draw:auto-grow-height="true" fo:min-height="12.18cm"/>
    </style:style>
    <style:style style:name="pr11" style:family="presentation" style:parent-style-name="Standard-subtitle" style:list-style-name="L4">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style:font-name="Calibri3"/>
    </style:style>
    <style:style style:name="P17" style:family="paragraph">
      <style:paragraph-properties fo:text-align="center"/>
      <style:text-properties style:font-name="Ebrima3" fo:font-size="32pt" style:font-size-asian="44pt" style:font-size-complex="44pt"/>
    </style:style>
    <style:style style:name="P18" style:family="paragraph">
      <style:paragraph-properties fo:text-align="start"/>
      <style:text-properties style:font-name="Calibri3" fo:font-weight="bold" style:font-weight-asian="bold" style:font-weight-complex="bold"/>
    </style:style>
    <style:style style:name="P19" style:family="paragraph">
      <style:text-properties style:font-name="Ebrima3" fo:font-size="24pt" style:font-size-asian="24pt" style:font-size-complex="24pt"/>
    </style:style>
    <style:style style:name="P20" style:family="paragraph">
      <style:text-properties style:font-name="Ebrima3" fo:font-size="32pt" style:font-size-asian="32pt" style:font-size-complex="32pt"/>
    </style:style>
    <style:style style:name="P21" style:family="paragraph">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P22" style:family="paragraph">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P23" style:family="paragraph">
      <style:text-properties fo:font-size="22pt" style:font-size-asian="28pt" style:font-size-complex="28pt"/>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3"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3"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2" style:font-weight-asian="normal" style:font-name-complex="Times New Roman2" style:font-weight-complex="normal"/>
    </style:style>
    <style:style style:name="T26" style:family="text">
      <style:text-properties style:font-name="Calibri3" style:font-name-asian="Times New Roman2" style:font-name-complex="Times New Roman2"/>
    </style:style>
    <style:style style:name="T27" style:family="text">
      <style:text-properties style:font-name="Calibri3" fo:font-weight="bold" style:font-name-asian="Times New Roman2" style:font-weight-asian="bold" style:font-name-complex="Times New Roman2"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2" style:font-size-asian="22pt" style:font-style-asian="italic" style:font-name-complex="Times New Roman2" style:font-size-complex="22pt" style:font-style-complex="italic"/>
    </style:style>
    <style:style style:name="T41" style:family="text">
      <style:text-properties fo:color="#000080" style:font-name="Calibri3" fo:font-size="22pt" style:font-name-asian="Times New Roman2" style:font-size-asian="22pt" style:font-name-complex="Times New Roman2" style:font-size-complex="22pt"/>
    </style:style>
    <style:style style:name="T42" style:family="text">
      <style:text-properties fo:color="#000080" style:font-name="Calibri3" fo:font-size="22pt" fo:font-weight="bold" style:font-name-asian="Times New Roman2" style:font-size-asian="22pt" style:font-weight-asian="bold" style:font-name-complex="Times New Roman2"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text-position="0% 100%" style:font-name="Calibri3" fo:font-style="italic" style:font-style-asian="italic" style:font-style-complex="italic"/>
    </style:style>
    <style:style style:name="T55" style:family="text">
      <style:text-properties style:font-name="Ebrima3" fo:font-size="26pt" fo:font-style="italic" style:font-size-asian="36pt" style:font-style-asian="italic" style:font-size-complex="36pt" style:font-style-complex="italic"/>
    </style:style>
    <style:style style:name="T56" style:family="text">
      <style:text-properties style:font-name="Ebrima3" fo:font-size="26pt" fo:font-style="normal" style:font-size-asian="36pt" style:font-style-asian="normal" style:font-size-complex="36pt" style:font-style-complex="normal"/>
    </style:style>
    <style:style style:name="T57" style:family="text">
      <style:text-properties fo:font-size="32pt" style:font-size-asian="44pt" style:font-size-complex="44pt"/>
    </style:style>
    <style:style style:name="T58" style:family="text">
      <style:text-properties style:font-name="Calibri4" fo:font-style="italic" style:font-name-asian="Calibri4" style:font-style-asian="italic" style:font-name-complex="Calibri4" style:font-style-complex="italic"/>
    </style:style>
    <style:style style:name="T59" style:family="text">
      <style:text-properties style:font-name="Calibri4" style:font-name-asian="Calibri4" style:font-name-complex="Calibri4"/>
    </style:style>
    <style:style style:name="T60" style:family="text">
      <style:text-properties style:font-name="Calibri3" fo:font-size="24pt" fo:font-style="italic" style:font-size-asian="24pt" style:font-style-asian="italic" style:font-size-complex="24pt" style:font-style-complex="italic"/>
    </style:style>
    <style:style style:name="T61" style:family="text">
      <style:text-properties style:text-position="-33% 58%" style:font-name="Calibri3" fo:font-size="24pt" fo:font-style="normal" style:font-size-asian="24pt" style:font-style-asian="normal" style:font-size-complex="24pt" style:font-style-complex="normal"/>
    </style:style>
    <style:style style:name="T62" style:family="text">
      <style:text-properties style:text-position="0% 100%" style:font-name="Calibri3" fo:font-size="24pt" fo:font-style="normal" style:font-size-asian="24pt" style:font-style-asian="normal" style:font-size-complex="24pt" style:font-style-complex="normal"/>
    </style:style>
    <style:style style:name="T63" style:family="text">
      <style:text-properties style:text-position="0% 100%" style:font-name="Calibri3" fo:font-size="24pt" fo:font-style="italic" style:font-size-asian="24pt" style:font-style-asian="italic" style:font-size-complex="24pt" style:font-style-complex="italic"/>
    </style:style>
    <style:style style:name="T64" style:family="text">
      <style:text-properties style:text-position="0% 100%" style:font-name="Calibri3" fo:font-size="24pt" fo:font-style="italic" style:font-name-asian="Times New Roman2" style:font-size-asian="24pt" style:font-style-asian="italic" style:font-name-complex="Times New Roman2" style:font-size-complex="24pt" style:font-style-complex="italic"/>
    </style:style>
    <style:style style:name="T65" style:family="text">
      <style:text-properties style:text-position="0% 100%" style:font-name="Calibri3" fo:font-size="24pt" fo:font-style="normal" style:font-name-asian="Times New Roman2" style:font-size-asian="24pt" style:font-style-asian="normal" style:font-name-complex="Times New Roman2" style:font-size-complex="24pt" style:font-style-complex="normal"/>
    </style:style>
    <style:style style:name="T66" style:family="text">
      <style:text-properties style:font-name="Ebrima3" fo:font-size="20pt" fo:font-style="italic" style:font-size-asian="26pt" style:font-style-asian="italic" style:font-size-complex="26pt" style:font-style-complex="italic"/>
    </style:style>
    <style:style style:name="T67" style:family="text">
      <style:text-properties style:font-name="Ebrima3" fo:font-size="20pt" fo:font-style="normal" style:font-size-asian="26pt" style:font-style-asian="normal" style:font-size-complex="26pt" style:font-style-complex="normal"/>
    </style:style>
    <style:style style:name="T68" style:family="text">
      <style:text-properties style:font-name="Calibri3" fo:font-size="24pt" fo:font-style="normal" style:font-size-asian="24pt" style:font-style-asian="normal" style:font-size-complex="24pt" style:font-style-complex="normal"/>
    </style:style>
    <style:style style:name="T69" style:family="text">
      <style:text-properties style:font-name="Calibri3" fo:font-size="24pt" fo:font-style="italic" style:font-name-asian="Times New Roman2" style:font-size-asian="24pt" style:font-style-asian="italic" style:font-name-complex="Times New Roman2" style:font-size-complex="24pt" style:font-style-complex="italic"/>
    </style:style>
    <style:style style:name="T70" style:family="text">
      <style:text-properties style:font-name="Calibri3" fo:font-size="24pt" fo:font-style="normal" style:font-name-asian="Times New Roman2" style:font-size-asian="24pt" style:font-style-asian="normal" style:font-name-complex="Times New Roman2" style:font-size-complex="24pt" style:font-style-complex="normal"/>
    </style:style>
    <style:style style:name="T71" style:family="text">
      <style:text-properties style:font-name="Calibri3" fo:font-style="italic" style:font-name-asian="Times New Roman2" style:font-style-asian="italic" style:font-name-complex="Times New Roman2" style:font-style-complex="italic"/>
    </style:style>
    <style:style style:name="T72" style:family="text">
      <style:text-properties style:text-position="-33% 58%" style:font-name="Calibri3" style:font-name-asian="Times New Roman2" style:font-name-complex="Times New Roman2"/>
    </style:style>
    <style:style style:name="T73" style:family="text">
      <style:text-properties style:text-position="0% 100%" style:font-name="Calibri3" style:font-name-asian="Times New Roman2" style:font-name-complex="Times New Roman2"/>
    </style:style>
    <style:style style:name="T74" style:family="text">
      <style:text-properties style:text-position="0% 100%" style:font-name="Calibri3" fo:font-style="italic" style:font-name-asian="Times New Roman2" style:font-style-asian="italic" style:font-name-complex="Times New Roman2" style:font-style-complex="italic"/>
    </style:style>
    <style:style style:name="T75" style:family="text">
      <style:text-properties style:text-position="0% 100%" style:font-name="Calibri3" fo:font-style="normal" style:font-name-asian="Times New Roman2" style:font-style-asian="normal" style:font-name-complex="Times New Roman2" style:font-style-complex="normal"/>
    </style:style>
    <style:style style:name="T76" style:family="text">
      <style:text-properties style:text-position="-33% 58%" style:font-name="Calibri3" fo:font-style="normal" style:font-name-asian="Times New Roman2" style:font-style-asian="normal" style:font-name-complex="Times New Roman2" style:font-style-complex="normal"/>
    </style:style>
    <style:style style:name="T77" style:family="text">
      <style:text-properties style:text-position="33% 58%" style:font-name="Calibri3" fo:font-style="normal" fo:font-weight="normal" style:font-style-asian="normal" style:font-weight-asian="normal" style:font-style-complex="normal" style:font-weight-complex="normal"/>
    </style:style>
    <style:style style:name="T78" style:family="text">
      <style:text-properties style:text-position="0% 100%" style:font-name="Calibri3" fo:font-style="normal" fo:font-weight="normal" style:font-style-asian="normal" style:font-weight-asian="normal" style:font-style-complex="normal" style:font-weight-complex="normal"/>
    </style:style>
    <style:style style:name="T79" style:family="text">
      <style:text-properties style:font-name="Ebrima3" fo:font-size="22pt" style:font-size-asian="28pt" style:font-size-complex="28pt"/>
    </style:style>
    <style:style style:name="T80" style:family="text">
      <style:text-properties style:font-name="Ebrima3" fo:font-size="22pt" fo:font-style="italic" style:font-size-asian="28pt" style:font-style-asian="italic" style:font-size-complex="28pt" style:font-style-complex="italic"/>
    </style:style>
    <style:style style:name="T81" style:family="text">
      <style:text-properties style:font-name="Calibri3" style:text-underline-style="solid" style:text-underline-width="auto" style:text-underline-color="font-color" fo:font-weight="normal" style:font-weight-asian="normal" style:font-weight-complex="normal"/>
    </style:style>
    <style:style style:name="T82" style:family="text">
      <style:text-properties style:text-position="-33% 58%" style:font-name="Calibri3" fo:font-style="normal" fo:font-weight="normal" style:font-style-asian="normal" style:font-weight-asian="normal" style:font-style-complex="normal" style:font-weight-complex="normal"/>
    </style:style>
    <style:style style:name="T83" style:family="text">
      <style:text-properties style:text-position="0% 100%" style:font-name="Calibri3" fo:font-style="italic" fo:font-weight="normal" style:font-style-asian="italic" style:font-weight-asian="normal" style:font-style-complex="italic" style:font-weight-complex="normal"/>
    </style:style>
    <style:style style:name="T84" style:family="text">
      <style:text-properties style:text-position="0% 100%" style:font-name="Calibri3" fo:font-style="normal" style:font-style-asian="normal" style:font-style-complex="normal"/>
    </style:style>
    <style:style style:name="T85" style:family="text">
      <style:text-properties style:text-position="33% 58%" style:font-name="Calibri3" fo:font-style="normal" style:font-style-asian="normal" style:font-style-complex="normal"/>
    </style:style>
    <style:style style:name="T86" style:family="text">
      <style:text-properties style:text-position="33% 58%" style:font-name="Calibri3" fo:font-style="normal" style:font-name-asian="Times New Roman2" style:font-style-asian="normal" style:font-name-complex="Times New Roman2" style:font-style-complex="normal"/>
    </style:style>
    <style:style style:name="T87" style:family="text">
      <style:text-properties style:font-name="Ebrima3" fo:font-size="32pt" fo:font-style="italic" style:font-size-asian="44pt" style:font-style-asian="italic" style:font-size-complex="44pt" style:font-style-complex="italic"/>
    </style:style>
    <style:style style:name="T88" style:family="text">
      <style:text-properties style:font-name="Ebrima3" fo:font-size="32pt" fo:font-style="normal" style:font-size-asian="44pt" style:font-style-asian="normal" style:font-size-complex="44pt" style:font-style-complex="normal"/>
    </style:style>
    <style:style style:name="T89" style:family="text">
      <style:text-properties style:text-position="33% 58%" style:font-name="Calibri3"/>
    </style:style>
    <style:style style:name="T90" style:family="text">
      <style:text-properties style:text-position="0% 100%" style:font-name="Calibri3" style:text-underline-style="solid" style:text-underline-width="auto" style:text-underline-color="font-color"/>
    </style:style>
    <style:style style:name="T91"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3"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Calibri3" fo:font-style="italic" style:text-underline-style="none" style:font-style-asian="italic" style:font-style-complex="italic"/>
    </style:style>
    <style:style style:name="T95" style:family="text">
      <style:text-properties style:text-position="-33% 58%"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style-asian="normal" style:font-style-complex="normal"/>
    </style:style>
    <style:style style:name="T97" style:family="text">
      <style:text-properties style:text-position="0% 100%" style:font-name="Calibri3" fo:font-style="normal" style:text-underline-style="none" style:font-name-asian="Times New Roman2" style:font-style-asian="normal" style:font-name-complex="Times New Roman2" style:font-style-complex="normal"/>
    </style:style>
    <style:style style:name="T98" style:family="text">
      <style:text-properties style:text-position="33% 58%" style:font-name="Calibri3" fo:font-style="normal" style:text-underline-style="none" style:font-name-asian="Times New Roman2" style:font-style-asian="normal" style:font-name-complex="Times New Roman2" style:font-style-complex="normal"/>
    </style:style>
    <style:style style:name="T99" style:family="text">
      <style:text-properties style:font-name="Calibri3" fo:font-style="normal" fo:font-weight="bold" style:font-style-asian="normal" style:font-weight-asian="bold" style:font-style-complex="normal" style:font-weight-complex="bold"/>
    </style:style>
    <style:style style:name="T100" style:family="text">
      <style:text-properties style:font-name="Calibri3" fo:font-style="normal" fo:font-weight="normal" style:font-style-asian="normal" style:font-weight-asian="normal" style:font-style-complex="normal" style:font-weight-complex="normal"/>
    </style:style>
    <style:style style:name="T101" style:family="text">
      <style:text-properties style:text-position="33% 58%" style:font-name="Calibri3" fo:font-style="normal" fo:font-weight="normal" style:font-name-asian="Times New Roman2" style:font-style-asian="normal" style:font-weight-asian="normal" style:font-name-complex="Times New Roman2" style:font-style-complex="normal" style:font-weight-complex="normal"/>
    </style:style>
    <style:style style:name="T102" style:family="text">
      <style:text-properties style:text-position="-33% 58%" style:font-name="Calibri3" fo:font-style="normal" style:font-style-asian="normal" style:font-style-complex="normal"/>
    </style:style>
    <style:style style:name="T103" style:family="text">
      <style:text-properties style:font-name="Ebrima3" fo:font-size="32pt" fo:font-weight="bold" style:font-size-asian="44pt" style:font-weight-asian="bold" style:font-size-complex="44pt" style:font-weight-complex="bold"/>
    </style:style>
    <style:style style:name="T104" style:family="text">
      <style:text-properties style:font-name="Ebrima3" fo:font-size="32pt" fo:font-weight="normal" style:font-size-asian="44pt" style:font-weight-asian="normal" style:font-size-complex="44pt" style:font-weight-complex="normal"/>
    </style:style>
    <style:style style:name="T105" style:family="text">
      <style:text-properties style:font-name="Calibri3" fo:font-style="normal" style:font-name-asian="Times New Roman2" style:font-style-asian="normal" style:font-name-complex="Times New Roman2" style:font-style-complex="normal"/>
    </style:style>
    <style:style style:name="T106" style:family="text">
      <style:text-properties style:font-name="Ebrima3" fo:font-size="20pt" fo:font-weight="bold" style:font-size-asian="26pt" style:font-weight-asian="bold" style:font-size-complex="26pt" style:font-weight-complex="bold"/>
    </style:style>
    <style:style style:name="T107" style:family="text">
      <style:text-properties style:font-name="Ebrima3" fo:font-size="20pt" fo:font-weight="normal" style:font-size-asian="26pt" style:font-weight-asian="normal" style:font-size-complex="26pt" style:font-weight-complex="normal"/>
    </style:style>
    <style:style style:name="T108" style:family="text">
      <style:text-properties style:text-position="super 58%" style:font-name="Ebrima3" fo:font-size="20pt" fo:font-weight="normal" style:font-size-asian="26pt" style:font-weight-asian="normal" style:font-size-complex="26pt" style:font-weight-complex="normal"/>
    </style:style>
    <style:style style:name="T109" style:family="text">
      <style:text-properties style:text-position="33% 58%" style:font-name="Calibri3" style:font-name-asian="Times New Roman2" style:font-name-complex="Times New Roman2"/>
    </style:style>
    <style:style style:name="T110" style:family="text">
      <style:text-properties style:font-name="Calibri4" fo:font-style="normal" style:font-name-asian="Calibri4" style:font-style-asian="normal" style:font-name-complex="Calibri4" style:font-style-complex="normal"/>
    </style:style>
    <style:style style:name="T111" style:family="text">
      <style:text-properties fo:color="#000080" style:font-name="Calibri3"/>
    </style:style>
    <style:style style:name="T112" style:family="text">
      <style:text-properties style:use-window-font-color="true" style:font-name="Calibri3"/>
    </style:style>
    <style:style style:name="T113" style:family="text">
      <style:text-properties style:use-window-font-color="true" style:font-name="Calibri3" fo:font-style="italic" style:font-name-asian="Times New Roman2" style:font-style-asian="italic" style:font-name-complex="Times New Roman2" style:font-style-complex="italic"/>
    </style:style>
    <style:style style:name="T114" style:family="text">
      <style:text-properties style:use-window-font-color="true" style:font-name="Calibri3" style:font-name-asian="Times New Roman2" style:font-name-complex="Times New Roman2"/>
    </style:style>
    <style:style style:name="T115" style:family="text">
      <style:text-properties style:font-name="Ebrima3" fo:font-size="24pt" fo:font-style="italic" style:font-size-asian="32pt" style:font-style-asian="italic" style:font-size-complex="32pt" style:font-style-complex="italic"/>
    </style:style>
    <style:style style:name="T116" style:family="text">
      <style:text-properties style:font-name="Ebrima3" fo:font-size="24pt" fo:font-style="normal" style:font-size-asian="32pt" style:font-style-asian="normal" style:font-size-complex="32pt" style:font-style-complex="normal"/>
    </style:style>
    <style:style style:name="T117" style:family="text">
      <style:text-properties style:font-name="Calibri3" fo:font-size="24pt" style:font-name-asian="Times New Roman2" style:font-size-asian="24pt" style:font-name-complex="Times New Roman2" style:font-size-complex="24pt"/>
    </style:style>
    <style:style style:name="T118" style:family="text">
      <style:text-properties style:text-position="-33% 58%" style:font-name="Calibri3" fo:font-size="24pt" fo:font-style="italic" style:font-name-asian="Times New Roman2" style:font-size-asian="24pt" style:font-style-asian="italic" style:font-name-complex="Times New Roman2" style:font-size-complex="24pt" style:font-style-complex="italic"/>
    </style:style>
    <style:style style:name="T119" style:family="text">
      <style:text-properties style:font-name="Ebrima3" fo:font-size="24pt" style:font-size-asian="24pt" style:font-size-complex="24pt"/>
    </style:style>
    <style:style style:name="T120" style:family="text">
      <style:text-properties style:font-name="Ebrima3" fo:font-size="24pt" fo:font-style="italic" style:font-name-asian="Arial3" style:font-size-asian="24pt" style:font-style-asian="italic" style:font-name-complex="Arial3" style:font-size-complex="24pt" style:font-style-complex="italic"/>
    </style:style>
    <style:style style:name="T121" style:family="text">
      <style:text-properties style:font-name="Ebrima3" fo:font-size="24pt" style:font-name-asian="Arial3" style:font-size-asian="24pt" style:font-name-complex="Arial3" style:font-size-complex="24pt"/>
    </style:style>
    <style:style style:name="T122" style:family="text">
      <style:text-properties style:text-position="0% 100%" style:font-name="Calibri3" fo:font-style="normal" fo:font-weight="bold" style:font-style-asian="normal" style:font-weight-asian="bold" style:font-style-complex="normal" style:font-weight-complex="bold"/>
    </style:style>
    <style:style style:name="T123" style:family="text">
      <style:text-properties style:text-position="0% 100%" style:font-name="Calibri3" fo:font-style="italic" fo:font-weight="bold" style:font-style-asian="italic" style:font-weight-asian="bold" style:font-style-complex="italic" style:font-weight-complex="bold"/>
    </style:style>
    <style:style style:name="T124" style:family="text">
      <style:text-properties style:text-position="-33% 58%" style:font-name="Calibri3" fo:font-style="italic" fo:font-weight="normal" style:font-style-asian="italic" style:font-weight-asian="normal" style:font-style-complex="italic" style:font-weight-complex="normal"/>
    </style:style>
    <style:style style:name="T125" style:family="text">
      <style:text-properties fo:color="#000000"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126" style:family="text">
      <style:text-properties style:text-position="0% 100%" style:font-name="Calibri3" fo:font-weight="normal" style:font-weight-asian="normal" style:font-weight-complex="normal"/>
    </style:style>
    <style:style style:name="T127" style:family="text">
      <style:text-properties style:font-name="Calibri3" style:font-name-asian="Calibri4" style:font-name-complex="Calibri4"/>
    </style:style>
    <style:style style:name="T128"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9" style:family="text">
      <style:text-properties style:text-position="33% 58%" style:font-name="Calibri3" fo:font-style="italic" fo:font-weight="bold" style:font-style-asian="italic" style:font-weight-asian="bold" style:font-style-complex="italic" style:font-weight-complex="bold"/>
    </style:style>
    <style:style style:name="T130" style:family="text">
      <style:text-properties style:font-name="Ebrima3" fo:font-size="32pt" style:font-size-asian="32pt" style:font-size-complex="32pt"/>
    </style:style>
    <style:style style:name="T131" style:family="text">
      <style:text-properties style:font-name="Ebrima3" fo:font-size="32pt" fo:font-style="italic" style:font-size-asian="32pt" style:font-style-asian="italic" style:font-size-complex="32pt" style:font-style-complex="italic"/>
    </style:style>
    <style:style style:name="T132" style:family="text">
      <style:text-properties style:font-name="Ebrima3" fo:font-size="32pt" fo:font-style="normal" style:font-size-asian="32pt" style:font-style-asian="normal" style:font-size-complex="32pt" style:font-style-complex="normal"/>
    </style:style>
    <style:style style:name="T133"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4"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5" style:family="text">
      <style:text-properties fo:font-style="italic" style:font-style-asian="italic" style:font-style-complex="italic"/>
    </style:style>
    <style:style style:name="T136" style:family="text">
      <style:text-properties style:text-position="-33% 58%"/>
    </style:style>
    <style:style style:name="T137" style:family="text">
      <style:text-properties style:font-name="Calibri2" style:font-name-asian="Calibri4" style:font-name-complex="Calibri4"/>
    </style:style>
    <style:style style:name="T138" style:family="text">
      <style:text-properties style:font-name="Calibri2" fo:font-style="italic" style:font-name-asian="Calibri4" style:font-style-asian="italic" style:font-name-complex="Calibri4" style:font-style-complex="italic"/>
    </style:style>
    <style:style style:name="T139" style:family="text">
      <style:text-properties style:text-position="-33% 58%" style:font-name="Calibri2" fo:font-style="italic" style:font-name-asian="Calibri4" style:font-style-asian="italic" style:font-name-complex="Calibri4" style:font-style-complex="italic"/>
    </style:style>
    <style:style style:name="T140" style:family="text">
      <style:text-properties fo:font-style="normal" style:font-style-asian="normal" style:font-style-complex="normal"/>
    </style:style>
    <style:style style:name="T141" style:family="text">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T142" style:family="text">
      <style:text-properties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3" style:family="text">
      <style:text-properties style:text-position="-33% 58%"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4" style:family="text">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T145" style:family="text">
      <style:text-properties style:font-name="Ebrima3" fo:font-size="20pt" fo:font-style="normal" fo:font-weight="normal" style:font-name-asian="Calibri4" style:font-size-asian="20pt" style:font-style-asian="normal" style:font-weight-asian="normal" style:font-name-complex="Calibri4" style:font-size-complex="20pt" style:font-style-complex="normal" style:font-weight-complex="normal"/>
    </style:style>
    <style:style style:name="T146" style:family="text">
      <style:text-properties style:font-name="Ebrima3" fo:font-size="20pt" fo:font-style="italic" fo:font-weight="normal" style:font-name-asian="Calibri4" style:font-size-asian="20pt" style:font-style-asian="italic" style:font-weight-asian="normal" style:font-name-complex="Calibri4" style:font-size-complex="20pt" style:font-style-complex="italic" style:font-weight-complex="normal"/>
    </style:style>
    <style:style style:name="T147" style:family="text">
      <style:text-properties style:font-name="Ebrima3" fo:font-size="20pt" fo:font-style="normal" fo:font-weight="normal" style:font-name-asian="Arial3" style:font-size-asian="20pt" style:font-style-asian="normal" style:font-weight-asian="normal" style:font-name-complex="Arial3" style:font-size-complex="20pt" style:font-style-complex="normal" style:font-weight-complex="normal"/>
    </style:style>
    <style:style style:name="T148" style:family="text">
      <style:text-properties fo:font-weight="bold" style:font-weight-asian="bold"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style:font-name="Calibri3" fo:font-style="italic" style:font-name-asian="Calibri4" style:font-style-asian="italic" style:font-name-complex="Calibri4" style:font-style-complex="italic"/>
    </style:style>
    <style:style style:name="T152" style:family="text">
      <style:text-properties style:text-position="-33% 58%" style:font-name="Calibri3" style:font-name-asian="Calibri4" style:font-name-complex="Calibri4"/>
    </style:style>
    <style:style style:name="T153" style:family="text">
      <style:text-properties style:text-position="-33% 58%" style:font-name="Calibri3" fo:font-style="italic" style:font-name-asian="Calibri4" style:font-style-asian="italic" style:font-name-complex="Calibri4" style:font-style-complex="italic"/>
    </style:style>
    <style:style style:name="T154" style:family="text">
      <style:text-properties fo:font-size="22pt" style:font-size-asian="28pt" style:font-size-complex="28pt"/>
    </style:style>
    <style:style style:name="T155" style:family="text">
      <style:text-properties style:font-name="Calibri4" fo:font-style="italic" fo:font-weight="normal" style:font-name-asian="Calibri4" style:font-style-asian="italic" style:font-weight-asian="normal" style:font-name-complex="Calibri4" style:font-style-complex="italic" style:font-weight-complex="normal"/>
    </style:style>
    <style:style style:name="T156" style:family="text">
      <style:text-properties style:text-position="-33% 58%" fo:font-style="italic" style:font-style-asian="italic" style:font-style-complex="italic"/>
    </style:style>
    <style:style style:name="T157" style:family="text">
      <style:text-properties style:font-name="Ebrima3" fo:font-size="22pt" fo:font-style="normal" style:font-size-asian="28pt" style:font-style-asian="normal" style:font-size-complex="28pt" style:font-style-complex="normal"/>
    </style:style>
    <style:style style:name="T158" style:family="text">
      <style:text-properties style:text-position="-33% 58%" style:font-name="Ebrima3" fo:font-size="22pt" fo:font-style="italic" style:font-size-asian="28pt" style:font-style-asian="italic" style:font-size-complex="28pt" style:font-style-complex="italic"/>
    </style:style>
    <style:style style:name="T159" style:family="text">
      <style:text-properties style:text-position="0% 100%" style:font-name="Ebrima3" fo:font-size="22pt" fo:font-style="normal" style:font-size-asian="28pt" style:font-style-asian="normal" style:font-size-complex="2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text:p><text:span text:style-name="T52"/></text:p>
            <text:p><text:span text:style-name="T52"/></text:p>
            <text:p><text:span text:style-name="T52">Das heißt je höher die Temperatur ist desto größer wird die Frequenz </text:span><text:span text:style-name="T54">ν</text:span><text:span text:style-name="T17">max</text:span><text:span text:style-name="T52"> und umgekehrt.</text:span></text:p>
          </draw:text-box>
        </draw:frame>
        <draw:frame draw:style-name="gr2" draw:text-style-name="P3" draw:layer="layout" svg:width="5.947cm" svg:height="1.958cm" svg:x="11.026cm" svg:y="10.7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5">klassischen Physik</text:span><text:span text:style-name="T56">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8">ν</text:span><text:span text:style-name="T59">/</text:span><text:span text:style-name="T58">T</text:span><text:span text:style-name="T59"> abhängt. Man erhält so die universelle Kirchhoff-Funktion:</text:span></text:p>
            <text:p><text:span text:style-name="T59"/></text:p>
            <text:p><text:span text:style-name="T59"/></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60">k</text:span><text:span text:style-name="T61">B </text:span><text:span text:style-name="T62">= Boltzmannkonstante) entfällt. Auf jede stehende elektromagnetische Welle kommt somit die mittlere Energie </text:span><text:span text:style-name="T63">k</text:span><text:span text:style-name="T61">B</text:span><text:span text:style-name="T63">T</text:span><text:span text:style-name="T62">, nämlich</text:span><text:span text:style-name="T62"><text:tab/></text:span><text:span text:style-name="T62"><text:tab/></text:span><text:span text:style-name="T62"> <text:s text:c="3"/>auf das elektrische und</text:span><text:span text:style-name="T62"><text:tab/></text:span><text:span text:style-name="T62"><text:tab/></text:span><text:span text:style-name="T62"> <text:s text:c="4"/>auf das magnetische Feld. Die Bestimmung der spektralen Energiedichte läuft damit auf ein Abzählen der stehenden Wellen im Hohlraum mit Frequenzen im Intervall [</text:span><text:span text:style-name="T64">ν</text:span><text:span text:style-name="T65">, </text:span><text:span text:style-name="T64">ν</text:span><text:span text:style-name="T65"> + d</text:span><text:span text:style-name="T64">ν</text:span><text:span text:style-name="T65">]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7"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60">Schwarzen Strahlung</text:span><text:span text:style-name="T68"> haben typischerweise im Bereich kleiner Wellenlängen ein ausgeprägtes Maximum, um dann sehr steil für </text:span><text:span text:style-name="T69">λ</text:span><text:span text:style-name="T70">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70">Der Gültigkeitsbereich der Rayleigh-Jeans-Formel liegt bei großen Wellenlängen </text:span><text:span text:style-name="T69">λ</text:span><text:span text:style-name="T70"> (kleinen Frequenzen </text:span><text:span text:style-name="T69">ν</text:span><text:span text:style-name="T70">).</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71">ε</text:span><text:span text:style-name="T72">0</text:span><text:span text:style-name="T73">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29"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71">ε</text:span><text:span text:style-name="T72">0</text:span><text:span text:style-name="T73"> proportional zur Frequenz </text:span><text:span text:style-name="T74">ν</text:span><text:span text:style-name="T75">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6.2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71">k</text:span><text:span text:style-name="T76">B</text:span><text:span text:style-name="T74">T</text:span><text:span text:style-name="T75">, sondern nimmt für große Frequenzen </text:span><text:span text:style-name="T74">ν</text:span><text:span text:style-name="T75">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7.468cm">
          <text:p/>
          <draw:object xlink:href="../Planck'sche%20Strahlungsformel.odf" xlink:type="simple" xlink:show="embed" xlink:actuate="onLoad"/>
          <draw:image xlink:href="./ObjectReplacements/Object 31" xlink:type="simple" xlink:show="embed" xlink:actuate="onLoad"/>
        </draw:frame>
        <draw:frame draw:style-name="gr2" draw:text-style-name="P3" draw:layer="layout" svg:width="0.69cm" svg:height="0.75cm" svg:x="8.62cm" svg:y="14.586cm">
          <text:p/>
          <draw:object xlink:href="../hat%20epsilon.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7">2</text:span><text:span text:style-name="T78">&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33"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9">Wieviel thermische Energie entfällt auf jeden Freiheitsgrad der (linearen) Teilchenbewegung (</text:span><text:span text:style-name="T80">klassisches Gleichverteilungstheorem</text:span><text:span text:style-name="T79">)?</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81">Wegen</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entfällt auf jeden Freiheitsgrad der (linearen) Teilchenbewegung die gleiche thermische Energie</text:span><text:span text:style-name="T29"> (1/2)</text:span><text:span text:style-name="T23">k</text:span><text:span text:style-name="T82">B</text:span><text:span text:style-name="T83">T</text:span><text:span text:style-name="T78">.</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34"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35"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36"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Atom</text:span><text:span text:style-name="T28">.</text:span></text:p>
          </draw:text-box>
        </draw:frame>
        <draw:frame presentation:style-name="pr1" draw:text-style-name="P16"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text:span text:style-name="T9"/></text:p>
            <text:p><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relativen Atommasse</text:span><text:span text:style-name="T28">?</text:span></text:p>
          </draw:text-box>
        </draw:frame>
        <draw:frame presentation:style-name="pr1" draw:text-style-name="P16"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4">Vielfaches der Atommasse von 1/12 der Masse des reinen Kohlenstoffisotops </text:span><text:span text:style-name="T85">12</text:span><text:span text:style-name="T84">C.</text:span></text:p>
            <text:p text:style-name="P3"><text:span text:style-name="T84"/></text:p>
            <text:p text:style-name="P3"><text:span text:style-name="T84">Die Masseneinheit (1 u = 1/12 </text:span><text:span text:style-name="T54">m</text:span><text:span text:style-name="T84"> (</text:span><text:span text:style-name="T85">12</text:span><text:span text:style-name="T84">C)) ist heute auch absolut sehr genau bekannt:</text:span></text:p>
            <text:p text:style-name="P3"><text:span text:style-name="T84">1 u = 1,660277 </text:span><text:span text:style-name="T75">∙ 10</text:span><text:span text:style-name="T86">-24</text:span><text:span text:style-name="T75">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text:span text:style-name="T22">In welchem Zusammenhang stehen die Begriffe Mol und </text:span><text:span text:style-name="T87">Avogadro-Zahl</text:span><text:span text:style-name="T88">?</text:span></text:p>
          </draw:text-box>
        </draw:frame>
        <draw:frame presentation:style-name="pr1" draw:text-style-name="P4" draw:layer="layout" svg:width="25.199cm" svg:height="12.18cm" svg:x="1.4cm" svg:y="4.914cm" presentation:class="subtitle" presentation:user-transformed="true">
          <draw:text-box>
            <text:p><text:span text:style-name="T9">Die Einheit der Stoffmenge ist das Mol. Darunter versteht man die Stoffmenge, die aus ebenso vielen gleichen Teilchen besteht, wie Atome in 12 g reinem, atomaren Kohlenstoff des Isotops </text:span><text:span text:style-name="T89">12</text:span><text:span text:style-name="T52">C enthalten sind.</text:span></text:p>
            <text:p><text:span text:style-name="T52"/></text:p>
            <text:p><text:span text:style-name="T90">Die Teilchenzahl pro Mol heißt </text:span><text:span text:style-name="T91">Avogadro-Zahl </text:span><text:span text:style-name="T92">N</text:span><text:span text:style-name="T93">A</text:span><text:span text:style-name="T90">.</text:span></text:p>
            <text:p><text:span text:style-name="T94">N</text:span><text:span text:style-name="T95">A </text:span><text:span text:style-name="T96">= 6,0222 </text:span><text:span text:style-name="T97">∙ 10</text:span><text:span text:style-name="T98">23</text:span><text:span text:style-name="T97"> mol</text:span><text:span text:style-name="T98">-1</text:span></text:p>
            <text:p><text:span text:style-name="T52"/></text:p>
            <text:p><text:span text:style-name="T52">(1 Mol eines Gases nimmt stets dasselbe Volumen ein:</text:span></text:p>
            <text:p><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Schwierigkeiten ergeben sich bei der Definition eines </text:span><text:span text:style-name="T87">Atomradius</text:span><text:span text:style-name="T88">?</text:span></text:p>
          </draw:text-box>
        </draw:frame>
        <draw:frame presentation:style-name="pr1" draw:text-style-name="P4" draw:layer="layout" svg:width="25.199cm" svg:height="12.18cm" svg:x="1.4cm" svg:y="4.914cm" presentation:class="subtitle">
          <draw:text-box>
            <text:p><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Nennen Sie Methoden zur Abschätzung eines Atomradius. Von welcher Größenordnung sind die Atomradien?</text:span></text:p>
          </draw:text-box>
        </draw:frame>
        <draw:frame presentation:style-name="pr9" draw:text-style-name="P16"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16"/></text:p>
            <text:p><text:span text:style-name="T16">Berechnet man nach solchen Methoden die Atomradien, so findet man für </text:span><text:span text:style-name="T99">alle</text:span><text:span text:style-name="T100"> Atome dieselbe Größenordnung:</text:span></text:p>
            <text:p><text:span text:style-name="T100">R = 0,8 bis 3 </text:span><text:span text:style-name="T19">∙ 10</text:span><text:span text:style-name="T101">-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text:span text:style-name="T22">Formulieren Sie die Faradayschen Gesetze der Elektrolyse.</text:span></text:p>
          </draw:text-box>
        </draw:frame>
        <draw:frame presentation:style-name="pr10" draw:text-style-name="P16"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3"><text:span text:style-name="T11">M </text:span><text:span text:style-name="T16">= </text:span><text:span text:style-name="T11">A Q</text:span><text:span text:style-name="T16">.</text:span></text:p>
            <text:p text:style-name="P3"><text:span text:style-name="T11">A</text:span><text:span text:style-name="T9"> nennt man das </text:span><text:span text:style-name="T11">elektrochemische Äquivalent</text:span><text:span text:style-name="T9"> mit der Einheit kg(A s)</text:span><text:span text:style-name="T89">-1</text:span><text:span text:style-name="T52">.</text:span></text:p>
            <text:p text:style-name="P15"><text:span text:style-name="T52"/></text:p>
            <text:p text:style-name="P15"><text:span text:style-name="T52">2)</text:span><text:span text:style-name="T52"><text:tab/></text:span><text:span text:style-name="T52">Ein </text:span><text:span text:style-name="T5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54">Faraday-Konstante</text:span><text:span text:style-name="T52">:</text:span></text:p>
            <text:p text:style-name="P15"><text:span text:style-name="T52"/></text:p>
            <text:p text:style-name="P15"><text:span text:style-name="T52"/></text:p>
            <text:p text:style-name="P3"><text:span text:style-name="T52">Dabei definiert man: 1 Grammäquivalent = 1 Mol/Wertigkeit .</text:span></text:p>
            <text:p text:style-name="P3"><text:span text:style-name="T52">Ein Mol eines jeden Stoffes enthält stets </text:span><text:span text:style-name="T54">N</text:span><text:span text:style-name="T102">A</text:span><text:span text:style-name="T84"> Atome bzw. Moleküle. Ein einwertiges Ion transportiert demnach die Ladung</text:span></text:p>
            <text:p text:style-name="P3"><text:span text:style-name="T84"/></text:p>
            <text:p text:style-name="P3"><text:span text:style-name="T84"/></text:p>
            <text:p text:style-name="P3"><text:span text:style-name="T84">ein </text:span><text:span text:style-name="T54">n-</text:span><text:span text:style-name="T84">wertiges dagegen die Ladung </text:span><text:span text:style-name="T54">ne</text:span><text:span text:style-name="T84">.</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38"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7" draw:layer="layout" svg:width="25.199cm" svg:height="3.506cm" svg:x="1.4cm" svg:y="0.837cm" presentation:class="title">
          <draw:text-box>
            <text:p text:style-name="P3"><text:span text:style-name="T22">Welche Methoden zur Erzeugung </text:span><text:span text:style-name="T103">freier</text:span><text:span text:style-name="T104"> Elektronen kennen Sie?</text:span></text:p>
          </draw:text-box>
        </draw:frame>
        <draw:frame presentation:style-name="pr1" draw:text-style-name="P16"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71">β-Strahlen</text:span><text:span text:style-name="T105">. Bestimmte radioaktive Substanzen emittieren spontan </text:span><text:span text:style-name="T105"><text:tab/></text:span><text:span text:style-name="T105"><text:tab/></text:span><text:span text:style-name="T105">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rum stellt ein elektrisches Feld ein Energiespektrometer dar? Wonach </text:span><text:span text:style-name="T55">sortiert</text:span><text:span text:style-name="T56"> ein Magnetfeld?</text:span></text:p>
          </draw:text-box>
        </draw:frame>
        <draw:frame presentation:style-name="pr1" draw:text-style-name="P4" draw:layer="layout" svg:width="25.199cm" svg:height="12.18cm" svg:x="1.4cm" svg:y="4.914cm" presentation:class="subtitle" presentation:user-transformed="true">
          <draw:text-box>
            <text:p><text:span text:style-name="T9">Das elektrische Feld sortiert nach der kinetischen Energie (Ablenkung eines Elektronenstrahls im transversalen elektrischen Feld), stellt also ein Energiespektrometer dar:</text:span></text:p>
            <text:p><text:span text:style-name="T9"/></text:p>
            <text:p><text:span text:style-name="T9"/></text:p>
            <text:p><text:span text:style-name="T9"/></text:p>
            <text:p><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40"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Stern-Gerlach-Versuch.</text:span></text:p>
          </draw:text-box>
        </draw:frame>
        <draw:frame presentation:style-name="pr1" draw:text-style-name="P4" draw:layer="layout" svg:width="25.199cm" svg:height="12.18cm" svg:x="1.4cm" svg:y="4.914cm" presentation:class="subtitle">
          <draw:text-box>
            <text:p><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text:span text:style-name="T46">Welche Aufspaltung erfährt ein Ag-</text:span><text:span text:style-name="T106">Atom</text:span><text:span text:style-name="T107">strahl im Stern-Gerlach-Versuch? Was passiert, wenn man statt Ag-Atomen Ag</text:span><text:span text:style-name="T108">+</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text:span text:style-name="T16">Das Experiment zeigt zwei Spuren gleicher Intensität des um gleiche Beträge abgelenkten Strahls</text:span><text:span text:style-name="T9">:</text:span></text:p>
            <text:p><text:span text:style-name="T9"/></text:p>
            <text:p><text:span text:style-name="T9"/></text:p>
            <text:p><text:span text:style-name="T9"/></text:p>
            <text:p><text:span text:style-name="T9"/></text:p>
            <text:p><text:span text:style-name="T9"/></text:p>
            <text:p><text:span text:style-name="T9">Es hat also im Widerspruch zur klassischen Theorie eine Richtungsquantelung (cos </text:span><text:span text:style-name="T71">α</text:span><text:span text:style-name="T26"> = ±1 ↔ </text:span><text:span text:style-name="T71">α</text:span><text:span text:style-name="T26"> = 0,π) </text:span><text:span text:style-name="T9">stattgefunden.</text:span></text:p>
            <text:p><text:span text:style-name="T9"/></text:p>
            <text:p><text:span text:style-name="T9">Verwendet man stattdessen Ag</text:span><text:span text:style-name="T89">+</text:span><text:span text:style-name="T52">-Ionen, beobachtet man keine Aufspaltung. Die Strahlaufspaltung muß also dem beim Atom im Vergleich zum Ion zusätzlich vorhandenen </text:span><text:span text:style-name="T54">Leuchtelektron</text:span><text:span text:style-name="T84">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9">-15</text:span><text:span text:style-name="T73">m bis </text:span></text:p>
            <text:p><text:span text:style-name="T73">10</text:span><text:span text:style-name="T109">-14</text:span><text:span text:style-name="T73">m (vgl. 10</text:span><text:span text:style-name="T109">-10</text:span><text:span text:style-name="T73">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text:span text:style-name="T9">Der Stoßparameter </text:span><text:span text:style-name="T11">p</text:span><text:span text:style-name="T16"> bezeichnet den Abstand, in dem das Teilchen </text:span><text:span text:style-name="T99">ohne</text:span><text:span text:style-name="T100"> Wechselwirkung am Kern vorbeifliegen würde. Die Ablenkung ist umso schwächer je größer </text:span><text:span text:style-name="T23">p</text:span><text:span text:style-name="T100">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text:span text:style-name="T9">Interferierende Wellenzüge müssen während einer Zeit </text:span><text:span text:style-name="T11">t</text:span><text:span text:style-name="T16">, die groß verglichen mit der Schwingungsdauer </text:span><text:span text:style-name="T58">τ</text:span><text:span text:style-name="T110"> = 1 / </text:span><text:span text:style-name="T58">ν</text:span><text:span text:style-name="T16"> ist, in einer festen Phasenbeziehung zueinander stehen.</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Fresnelschen Spiegelversuch.</text:span></text:p>
          </draw:text-box>
        </draw:frame>
        <draw:frame presentation:style-name="pr1" draw:text-style-name="P4" draw:layer="layout" svg:width="25.199cm" svg:height="12.18cm" svg:x="1.4cm" svg:y="4.914cm" presentation:class="subtitle">
          <draw:text-box>
            <text:p><text:span text:style-name="T9">Beim </text:span><text:span text:style-name="T111">Fresnel-Spiegelversuch</text:span><text:span text:style-name="T112"> ersetzt man die Lichtquelle L durch die virtuellen Bilder (Lichtquellen) L1 und L2, die von zwei unter dem Winkel </text:span><text:span text:style-name="T113">α</text:span><text:span text:style-name="T114">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Unter welchen Bedingungen ergeben sich bei </text:span><text:span text:style-name="T115">Interferenzstreifen gleicher Neigung</text:span><text:span text:style-name="T116"> Verstärkung bzw. Auslöschung?</text:span></text:p>
          </draw:text-box>
        </draw:frame>
        <draw:frame presentation:style-name="pr1" draw:text-style-name="P4" draw:layer="layout" svg:width="25.199cm" svg:height="12.18cm" svg:x="1.4cm" svg:y="4.914cm" presentation:class="subtitle">
          <draw:text-box>
            <text:p><text:span text:style-name="T9"/></text:p>
            <text:p><text:span text:style-name="T9"/></text:p>
            <text:p><text:span text:style-name="T9"/></text:p>
            <text:p><text:span text:style-name="T9"/></text:p>
            <text:p><text:span text:style-name="T9"/></text:p>
            <text:p><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text:span text:style-name="T9">Die Abweichung des Lichtes von der geradlinigen Ausbreitung wird als </text:span><text:span text:style-name="T111">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Huygenssche Prinzip.</text:span></text:p>
          </draw:text-box>
        </draw:frame>
        <draw:frame presentation:style-name="pr1" draw:text-style-name="P4" draw:layer="layout" svg:width="25.199cm" svg:height="12.18cm" svg:x="1.4cm" svg:y="4.914cm" presentation:class="subtitle">
          <draw:text-box>
            <text:p><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text:span text:style-name="T30">Die Fresnelschen Zonen werden </text:span><text:span text:style-name="T117">ausgehend vom Bildpunkt P </text:span><text:span text:style-name="T30">durch eine Schar von konzentrischen Kugelflächen mit Radienunterschieden von </text:span><text:span text:style-name="T69">λ</text:span><text:span text:style-name="T117">/2 aus der Wellenfront W der Lichtquelle L ausgeschnitten. Ein Flächensegment F</text:span><text:span text:style-name="T118">n</text:span><text:span text:style-name="T117"> ist somit </text:span><text:span text:style-name="T69">λ</text:span><text:span text:style-name="T117">/2 breit. Wird die innerste Zone durch einen Schirm abgedeckt, so bleibt trotzdem in P Helligkeit, weil nun die Summation über die zweite, dritte, …, </text:span><text:span text:style-name="T69">n</text:span><text:span text:style-name="T117">-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ie lauten die Bedingungen für Intensitätsminima bzw. Intensitätsmaxima bei der Beugung am Einzelspalt?</text:span></text:p>
          </draw:text-box>
        </draw:frame>
        <draw:frame presentation:style-name="pr1" draw:text-style-name="P18"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6"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9" draw:layer="layout" svg:width="25.199cm" svg:height="3.506cm" svg:x="1.4cm" svg:y="0.838cm" presentation:class="title" presentation:user-transformed="true">
          <draw:text-box>
            <text:p><text:span text:style-name="T119">Von welchen Faktoren ist die Intensität der um den Winkel </text:span><text:span text:style-name="T120">α</text:span><text:span text:style-name="T121"> am Einzelspalt gebeugten Strahlung im wesentlichen bestimmt?</text:span></text:p>
          </draw:text-box>
        </draw:frame>
        <draw:frame presentation:style-name="pr1" draw:text-style-name="P4" draw:layer="layout" svg:width="25.199cm" svg:height="12.18cm" svg:x="1.4cm" svg:y="4.914cm" presentation:class="subtitle">
          <draw:text-box>
            <text:p><text:span text:style-name="T9">Mit wachsender Ordnung </text:span><text:span text:style-name="T11">n</text:span><text:span text:style-name="T16"> der Maxima muß die Intensität abnehmen, da dann ein immer kleineres Strahlenbündel </text:span><text:span text:style-name="T99">nicht</text:span><text:span text:style-name="T100">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Welche Bedingung ist für die Hauptmaxima der Beugung an einem Gitter aus </text:span><text:span text:style-name="T115">N</text:span><text:span text:style-name="T116"> Spalten der Breite </text:span><text:span text:style-name="T115">d</text:span><text:span text:style-name="T116"> im Abstand </text:span><text:span text:style-name="T115">a</text:span><text:span text:style-name="T116">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n Typ </text:span><text:span text:style-name="T87">Gitter</text:span><text:span text:style-name="T88"> benötigt man für Beugungserscheinungen bei Röntgenstrahlung?</text:span></text:p>
          </draw:text-box>
        </draw:frame>
        <draw:frame presentation:style-name="pr1" draw:text-style-name="P4" draw:layer="layout" svg:width="25.199cm" svg:height="12.18cm" svg:x="1.4cm" svg:y="4.914cm" presentation:class="subtitle">
          <draw:text-box>
            <text:p><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text:span text:style-name="T9">Bei einem Bravais-Gitter ist jede Atomart durch ein Tripel </text:span><text:span text:style-name="T10">n</text:span><text:span text:style-name="T100"> = (</text:span><text:span text:style-name="T23">n</text:span><text:span text:style-name="T82">1</text:span><text:span text:style-name="T78">, </text:span><text:span text:style-name="T83">n</text:span><text:span text:style-name="T82">2</text:span><text:span text:style-name="T78">, </text:span><text:span text:style-name="T83">n</text:span><text:span text:style-name="T82">3</text:span><text:span text:style-name="T78">) </text:span><text:span text:style-name="T122">ganzer</text:span><text:span text:style-name="T78"> Zahlen </text:span><text:span text:style-name="T78"><text:tab/></text:span><text:span text:style-name="T78"><text:tab/></text:span><text:span text:style-name="T78"><text:tab/></text:span><text:span text:style-name="T78">gekennzeichnet:</text:span></text:p>
            <text:p><text:span text:style-name="T78"/></text:p>
            <text:p><text:span text:style-name="T78"/></text:p>
            <text:p><text:span text:style-name="T78"/></text:p>
            <text:p><text:span text:style-name="T78"/></text:p>
            <text:p><text:span text:style-name="T78"/></text:p>
            <text:p><text:span text:style-name="T78">Es gibt 14 Bravais-Gitter; die </text:span><text:span text:style-name="T123">a</text:span><text:span text:style-name="T124">i</text:span><text:span text:style-name="T78">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49"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5">(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text:span text:style-name="T9">Die Laueschen Gleichungen</text:span></text:p>
            <text:p><text:span text:style-name="T9"/></text:p>
            <text:p><text:span text:style-name="T9"/></text:p>
            <text:p><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as reziproke Gitter definiert?</text:span></text:p>
          </draw:text-box>
        </draw:frame>
        <draw:frame presentation:style-name="pr1" draw:text-style-name="P4" draw:layer="layout" svg:width="25.199cm" svg:height="12.18cm" svg:x="1.4cm" svg:y="4.914cm" presentation:class="subtitle">
          <draw:text-box>
            <text:p><text:span text:style-name="T9">Das reziproke Gitter ist wie folgt definier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10">b</text:span><text:span text:style-name="T124">i</text:span><text:span text:style-name="T126">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der Vektor des reziproken Gitters?</text:span></text:p>
          </draw:text-box>
        </draw:frame>
        <draw:frame presentation:style-name="pr1" draw:text-style-name="P4" draw:layer="layout" svg:width="25.199cm" svg:height="12.18cm" svg:x="1.4cm" svg:y="4.914cm" presentation:class="subtitle">
          <draw:text-box>
            <text:p><text:span text:style-name="T10">k</text:span><text:span text:style-name="T9"> – </text:span><text:span text:style-name="T10">k</text:span><text:span text:style-name="T9">' </text:span><text:span text:style-name="T127">≡ </text:span><text:span text:style-name="T128">K</text:span><text:span text:style-name="T127"> </text:span><text:span text:style-name="T9">: Vektor des reziproken Gitters</text:span></text:p>
            <text:p><text:span text:style-name="T9"/></text:p>
            <text:p><text:span text:style-name="T10">k</text:span><text:span text:style-name="T24"> </text:span><text:span text:style-name="T29">= Wellenvektor der einfallenden Welle</text:span></text:p>
            <text:p><text:span text:style-name="T10">k'</text:span><text:span text:style-name="T29"> = Wellenvektor der nach P gestreuten Welle</text:span></text:p>
            <text:p><text:span text:style-name="T29"/></text:p>
            <text:p><text:span text:style-name="T29">Der reziproke Gittervektor ist durch folgende Gleichung definiert:</text:span></text:p>
          </draw:text-box>
        </draw:frame>
        <draw:frame draw:style-name="gr2" draw:text-style-name="P3" draw:layer="layout" svg:width="7.945cm" svg:height="1.198cm" svg:x="10.027cm" svg:y="14.9cm">
          <text:p/>
          <draw:object xlink:href="../Definitionsgleichung%20des%20reziproken%20Gittervektors.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text:span text:style-name="T22">Drücken Sie den Netzebenenabstand </text:span><text:span text:style-name="T87">d</text:span><text:span text:style-name="T88"> durch einen passenden reziproken Gittervektor aus.</text:span></text:p>
          </draw:text-box>
        </draw:frame>
        <draw:frame presentation:style-name="pr1" draw:text-style-name="P4" draw:layer="layout" svg:width="25.199cm" svg:height="12.18cm" svg:x="1.4cm" svg:y="4.914cm" presentation:class="subtitle">
          <draw:text-box>
            <text:p><text:span text:style-name="T10"/></text:p>
            <text:p><text:span text:style-name="T10"/></text:p>
            <text:p><text:span text:style-name="T10"/></text:p>
            <text:p><text:span text:style-name="T10">G</text:span><text:span text:style-name="T129">p</text:span><text:span text:style-name="T52"> ist der kürzeste reziproke Vektor in Richtung </text:span><text:span text:style-name="T123">K</text:span><text:span text:style-name="T52">, welcher als reziproker Gittervektor senkrecht auf einer Netzebenenschar mit Abstand </text:span><text:span text:style-name="T54">d</text:span><text:span text:style-name="T52"> steht.</text:span></text:p>
            <text:p><text:span text:style-name="T52"/></text:p>
            <text:p><text:span text:style-name="T52"/></text:p>
            <text:p><text:span text:style-name="T52">Die Ordnung </text:span><text:span text:style-name="T54">n</text:span><text:span text:style-name="T52"> der Braggreflexion ist die Länge von </text:span><text:span text:style-name="T123">K</text:span><text:span text:style-name="T52"> = </text:span><text:span text:style-name="T123">k</text:span><text:span text:style-name="T52"> - </text:span><text:span text:style-name="T123">k</text:span><text:span text:style-name="T52">' dividiert durch die Länge des kleinsten zu </text:span><text:span text:style-name="T123">K</text:span><text:span text:style-name="T52"> parallelen Gittervektors</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54" xlink:type="simple" xlink:show="embed" xlink:actuate="onLoad"/>
        </draw:frame>
        <draw:frame draw:style-name="gr2" draw:text-style-name="P3" draw:layer="layout" svg:width="11.544cm" svg:height="2.192cm" svg:x="8.227cm" svg:y="11.503cm">
          <text:p/>
          <draw:object xlink:href="../Netzebenenabstand%20mit%20reziprokem%20Gittervektor%20Teil%202.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ist eine </text:span><text:span text:style-name="T131">Bragg-Ebene</text:span><text:span text:style-name="T132">?</text:span></text:p>
          </draw:text-box>
        </draw:frame>
        <draw:frame presentation:style-name="pr1" draw:text-style-name="P8" draw:layer="layout" svg:width="25.199cm" svg:height="12.18cm" svg:x="1.4cm" svg:y="4.914cm" presentation:class="subtitle" presentation:user-transformed="true">
          <draw:text-box>
            <text:p><text:span text:style-name="T30">Die Projektion eines </text:span><text:span text:style-name="T60">einfallenden</text:span><text:span text:style-name="T30"> Wellenvektors </text:span><text:span text:style-name="T133">k</text:span><text:span text:style-name="T30"> auf die Richtung eines reziproken Gittervektors </text:span><text:span text:style-name="T133">K</text:span><text:span text:style-name="T30"> muß gleich dessen halber Länge sein. Solche </text:span><text:span text:style-name="T133">k</text:span><text:span text:style-name="T30">-Vektoren definieren eine Ebene, die auf </text:span><text:span text:style-name="T133">K</text:span><text:span text:style-name="T30"> senkrecht steht. Man nennt diese Ebene </text:span><text:span text:style-name="T60">Bragg-Ebene</text:span><text:span text:style-name="T30">.</text:span></text:p>
            <text:p><text:span text:style-name="T30"/></text:p>
            <text:p><text:span text:style-name="T30">Sie steht steht in der Mitte von </text:span><text:span text:style-name="T133">K</text:span><text:span text:style-name="T30"> senkrecht auf </text:span><text:span text:style-name="T133">K</text:span><text:span text:style-name="T30">. Wegen gleicher Länge des einfallenden und gestreutenWellenvektors (</text:span><text:span text:style-name="T60">k</text:span><text:span text:style-name="T30"> = </text:span><text:span text:style-name="T60">k'</text:span><text:span text:style-name="T30">) schließen die beiden, die Laue-Bedingungen erfüllenden Wellenvektoren denselben Winkel </text:span><text:span text:style-name="T134">θ</text:span><text:span text:style-name="T70"> mit der Bragg-Ebene ein (</text:span><text:span text:style-name="T69">K</text:span><text:span text:style-name="T70"> = 2 </text:span><text:span text:style-name="T69">k</text:span><text:span text:style-name="T70"> sin </text:span><text:span text:style-name="T134">θ</text:span><text:span text:style-name="T70">).</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Bragg-Bedingung?</text:span></text:p>
          </draw:text-box>
        </draw:frame>
        <draw:frame presentation:style-name="pr1" draw:layer="layout" svg:width="25.199cm" svg:height="12.18cm" svg:x="1.4cm" svg:y="4.914cm" presentation:class="subtitle" presentation:user-transformed="true">
          <draw:text-box>
            <text:p>Ein gebeugter Strahl nennenswerter Intensität ergibt sich nur in den Richtungen, in denen die an parallelen Netzebenen reflektierte Strahlung konstruktiv interferiert, d.h. einen Gangunterschied aufweist der einem ganzzahligen Vielfachen der Wellenlänge <text:span text:style-name="T58">λ</text:span> entspricht:</text:p>
            <text:p/>
            <text:p>2 <text:span text:style-name="T135">d</text:span>(<text:span text:style-name="T135">p</text:span><text:span text:style-name="T136">1</text:span>,<text:span text:style-name="T135">p</text:span><text:span text:style-name="T136">2</text:span>,<text:span text:style-name="T135">p</text:span><text:span text:style-name="T136">3</text:span>) sin<text:span text:style-name="T58">θ</text:span><text:span text:style-name="T137"> = </text:span><text:span text:style-name="T138">n</text:span><text:span text:style-name="T58">λ</text:span><text:span text:style-name="T137"> ;   </text:span><text:span text:style-name="T138">n</text:span><text:span text:style-name="T137"> = 1,2,...</text:span></text:p>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experimentellen Fakten verhindern eine klassische Deutung des Photoeffekts?</text:span></text:p>
          </draw:text-box>
        </draw:frame>
        <draw:frame presentation:style-name="pr1" draw:layer="layout" svg:width="25.199cm" svg:height="12.18cm" svg:x="1.4cm" svg:y="5.914cm" presentation:class="subtitle" presentation:user-transformed="true">
          <draw:text-box>
            <text:p>Der Photoeffekt tritt erst oberhalb einer Grenzfrequenz <text:span text:style-name="T58">ν</text:span><text:span text:style-name="T139">g</text:span><text:span text:style-name="T137"> auf.</text:span></text:p>
            <text:p><text:span text:style-name="T110"/></text:p>
            <text:p><text:span text:style-name="T110">Die kinetische Energie der austretenden Photoelektronen wird durch die Frequenz des eingestrahlten Lichtes festgelegt, ist jedoch unabhängig von der Lichtintensität.</text:span></text:p>
            <text:p><text:span text:style-name="T137"/></text:p>
            <text:p><text:span text:style-name="T137">Für </text:span><text:span text:style-name="T58">ν</text:span><text:span text:style-name="T110"> ≥ </text:span><text:span text:style-name="T58">ν</text:span><text:span text:style-name="T139">g</text:span><text:span text:style-name="T110"> ist die </text:span><text:span text:style-name="T58">Zahl</text:span><text:span text:style-name="T110"> der emittierten Photoelektronen allerdings proportional zur eingestrahlten Lichtintensität.</text:span></text:p>
            <text:p><text:span text:style-name="T110"/></text:p>
            <text:p><text:span text:style-name="T137">Nach der klassischen Elektrodynamik ist die Energie einer elektromagnetischen Welle allerdings durch deren Intensität gegeben!</text:span></text:p>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draw:text-box>
              <text:p><text:span text:style-name="T137">Der Photoeffekt tritt erst oberhalb einer Grenzfrequenz </text:span><text:span text:style-name="T58">ν</text:span><text:span text:style-name="T139">g</text:span><text:span text:style-name="T137"> auf. Nicht die Intensität, sondern die Energie ist also ausschlaggebend ob Elektronen ausgelöst werden können.</text:span></text:p>
            </draw:text-box>
          </draw:frame>
        </presentation:notes>
      </draw:page>
      <draw:page draw:name="page73"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Einsteins Lichtquantenhypothese.</text:span></text:p>
          </draw:text-box>
        </draw:frame>
        <draw:frame presentation:style-name="pr1" draw:layer="layout" svg:width="25.199cm" svg:height="12.18cm" svg:x="1.4cm" svg:y="4.914cm" presentation:class="subtitle" presentation:user-transformed="true">
          <draw:text-box>
            <text:p>Die Strahlung der Frequenz <text:span text:style-name="T135">ν</text:span> verhält sich bei der Wechselwirkung mit Materie wie eine Ansammlung von Lichtquanten (Photonen) mit der Energie</text:p>
            <text:p/>
            <text:p><text:span text:style-name="T135">E</text:span> = <text:span text:style-name="T135">h</text:span> <text:span text:style-name="T135">ν</text:span></text:p>
            <text:p><text:span text:style-name="T140"/></text:p>
            <text:p><text:span text:style-name="T135">h</text:span> ist das <text:span text:style-name="T140">Plancksche Wirkungsquantum</text:span> und <text:span text:style-name="T135">ν</text:span> die Frequenz des Lichts</text:p>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text-style-name="P21" draw:layer="layout" svg:width="25.199cm" svg:height="3.506cm" svg:x="1.4cm" svg:y="0.837cm" presentation:class="title">
          <draw:text-box>
            <text:p><text:span text:style-name="T141">Warum tritt der Photoeffekt erst oberhalb einer gewissen Grenzfrequenz </text:span><text:span text:style-name="T142">ν</text:span><text:span text:style-name="T143">g</text:span><text:span text:style-name="T141"> auf?</text:span></text:p>
          </draw:text-box>
        </draw:frame>
        <draw:frame presentation:style-name="pr1" draw:layer="layout" svg:width="25.199cm" svg:height="12.18cm" svg:x="1.4cm" svg:y="4.914cm" presentation:class="subtitle" presentation:user-transformed="true">
          <draw:text-box>
            <text:p>Jedes aus dem Metall befreite Elektron absorbiert genau ein Lichtquant, wodurch sich seine Energie um <text:span text:style-name="T135">hν</text:span> erhöht. Davon wird die Austrittsarbeit <text:span text:style-name="T135">W</text:span><text:span text:style-name="T136">A</text:span> verbraucht, um die bindenden Kräfte des Metalls zu überwinden. Für <text:span text:style-name="T135">ν</text:span> &lt; <text:span text:style-name="T135">ν</text:span><text:span text:style-name="T136">g</text:span> kann das Elektron das Metall nicht verlassen. Die Überschußenergie verbleibt dem Photoelektron als kinetische Energie:</text:p>
          </draw:text-box>
        </draw:frame>
        <draw:frame draw:style-name="gr2" draw:text-style-name="P3" draw:layer="layout" svg:width="6.598cm" svg:height="2.192cm" svg:x="10.7cm" svg:y="14.403cm">
          <text:p/>
          <draw:object xlink:href="../Überschussenergie%20nach%20der%20Lichtquantenhypothese.odf" xlink:type="simple" xlink:show="embed" xlink:actuate="onLoad"/>
          <draw:image xlink:href="./ObjectReplacements/Object 56"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deutet eine Zunahme der Strahlungsintensität eine Erhöhung der kinetischen Energie der Photoelektronen?</text:span></text:p>
          </draw:text-box>
        </draw:frame>
        <draw:frame presentation:style-name="pr1" draw:layer="layout" svg:width="25.199cm" svg:height="12.18cm" svg:x="1.4cm" svg:y="4.914cm" presentation:class="subtitle">
          <draw:text-box>
            <text:p>Nein, nur die <text:span text:style-name="T135">Zahl</text:span> der ausgelösten Elektronen erhöht sich.</text:p>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5" draw:text-style-name="P2" draw:layer="layout" svg:width="25.199cm" svg:height="3.506cm" svg:x="1.4cm" svg:y="0.837cm" presentation:class="title">
          <draw:text-box>
            <text:p><text:span text:style-name="T7">Wie überprüft man die Lichtquantenhypthese?</text:span></text:p>
          </draw:text-box>
        </draw:frame>
        <draw:frame presentation:style-name="pr6" draw:layer="layout" svg:width="25.199cm" svg:height="12.18cm" svg:x="1.4cm" svg:y="4.914cm" presentation:class="subtitle">
          <draw:text-box>
            <text:p>Mit der Gegenfeldmethode.</text:p>
            <text:p>Man läßt die Photoelektronen in einem Kondensator ein Gegenfeld durchlaufen und bestimmt die Gegenspannung <text:span text:style-name="T135">U</text:span><text:span text:style-name="T136">g</text:span>, bei der gerade kein Elektron mehr die Gegenelektrode erreichen kann.</text:p>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Compton-Effekt.</text:span></text:p>
          </draw:text-box>
        </draw:frame>
        <draw:frame presentation:style-name="pr1" draw:layer="layout" svg:width="25.199cm" svg:height="12.18cm" svg:x="1.4cm" svg:y="4.914cm" presentation:class="subtitle" presentation:user-transformed="true">
          <draw:text-box>
            <text:p>Kurzwellige Röntgenstrahlung wird an Elektronen gestreut. Jedoch war zum einen die Streuwinkelverteilung in Vorwärts- und Rückwärtsrichtung nicht gleich und zum anderen war die Wellenlänge der gestreuten Strahlung größer als die der einfallenden Strahlung.</text:p>
            <text:p/>
            <text:p>Man erklärt sich dies durch einen Stoßprozess zwischen Photon (einem Teilchen!) und Elektron. Das Elektron nimmt einen Teil der Energie des Photons auf (wird also beschleunigt), dadurch verliert das Photon Energie – seine Wellenlänge vergrößert sich.</text:p>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Ruhemasse hat das Photon? Welcher Impuls muß ihm zugeschrieben werden?</text:span></text:p>
          </draw:text-box>
        </draw:frame>
        <draw:frame presentation:style-name="pr1" draw:text-style-name="P4" draw:layer="layout" svg:width="25.199cm" svg:height="12.18cm" svg:x="1.4cm" svg:y="4.914cm" presentation:class="subtitle" presentation:user-transformed="true">
          <draw:text-box>
            <text:p><text:span text:style-name="T9">Die Ruhemasse des Photons ist 0.</text:span></text:p>
            <text:p><text:span text:style-name="T9"/></text:p>
            <text:p><text:span text:style-name="T9">Die spezielle Relativitätstheorie liefert für die relativistische Energie eines freien Teilchens</text:span></text:p>
          </draw:text-box>
        </draw:frame>
        <draw:frame draw:style-name="gr2" draw:text-style-name="P3" draw:layer="layout" svg:width="10.553cm" svg:height="5.975cm" svg:x="8.723cm" svg:y="13.512cm">
          <text:p/>
          <draw:object xlink:href="../relativistische%20Energie%20eines%20freien%20Teilchens%20und%20relativistischer%20Impuls%20des%20Photons.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text-style-name="P22" draw:layer="layout" svg:width="25.199cm" svg:height="3.506cm" svg:x="1.4cm" svg:y="0.835cm" presentation:class="title" presentation:user-transformed="true">
          <draw:text-box>
            <text:p><text:span text:style-name="T144">Welche Wellenlängenänderung </text:span><text:span text:style-name="T145">Δ</text:span><text:span text:style-name="T146">λ</text:span><text:span text:style-name="T145"> </text:span><text:span text:style-name="T147">tritt bei der Streuung von Röntgenstrahlung an schwach gebundenen Elektronen auf? Wovon hängt diese ab?</text:span></text:p>
          </draw:text-box>
        </draw:frame>
        <draw:frame presentation:style-name="pr1" draw:text-style-name="P4" draw:layer="layout" svg:width="25.199cm" svg:height="12.18cm" svg:x="1.4cm" svg:y="4.914cm" presentation:class="subtitle" presentation:user-transformed="true">
          <draw:text-box>
            <text:p><text:span text:style-name="T9">Die Wellenlänge vergrößert sich.</text:span></text:p>
            <text:p><text:span text:style-name="T9"/></text:p>
            <text:p><text:span text:style-name="T9">Sie hängt von der Masse des Elektrons und den Streuwinkel ab.</text:span></text:p>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erklärt man sich die unverschobene Linie in der gestreuten Strahlung?</text:span></text:p>
          </draw:text-box>
        </draw:frame>
        <draw:frame presentation:style-name="pr1" draw:text-style-name="P4" draw:layer="layout" svg:width="25.199cm" svg:height="12.18cm" svg:x="1.4cm" svg:y="4.914cm" presentation:class="subtitle" presentation:user-transformed="true">
          <draw:text-box>
            <text:p><text:span text:style-name="T9">Streut das Photon nicht an schwach, sondern an stark gebundenen, bspw. inneren Elektronen bei schwereren Atomen, so tauscht das Photon bei dem Stoßprozeß Energie und Impuls mit dem gesamten Atom aus.</text:span></text:p>
            <text:p><text:span text:style-name="T9">Wegen dessen sehr großer Masse wird das Photon nach den Gesetzen der klassischen Mechanik überhaupt keine Energie beim Stoß mit dem Atom abgeben.</text:span></text:p>
            <text:p><text:span text:style-name="T9"/></text:p>
            <text:p><text:span text:style-name="T9">Bei leichten Atomen können praktisch alle Elektronen als schwach gebunden gelten, daher nimmt mit wachsender Ordnungszahl die Intensität der unverschobenen Linie gegenüber der verschobenen zu.</text:span></text:p>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beim Licht unter dem </text:span><text:span text:style-name="T8">Teilchen-Welle-Dualismus</text:span><text:span text:style-name="T28">?</text:span></text:p>
          </draw:text-box>
        </draw:frame>
        <draw:frame presentation:style-name="pr1" draw:layer="layout" svg:width="25.199cm" svg:height="12.18cm" svg:x="1.4cm" svg:y="4.914cm" presentation:class="subtitle">
          <draw:text-box>
            <text:p>Manche Phänomene lassen sich nur mit dem Wellenbild des Lichts erklären, manche nur mit der Teilchennatur der Strahlung.</text:p>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text-style-name="P14" draw:layer="layout" svg:width="25.199cm" svg:height="3.506cm" svg:x="1.4cm" svg:y="0.836cm" presentation:class="title" presentation:user-transformed="true">
          <draw:text-box>
            <text:p><text:span text:style-name="T79">Kommentieren Sie die schwerwiegendsten Widersprüche zwischen dem Rutherford-Modell und dem entsprechenden experimentellen Befund.</text:span></text:p>
          </draw:text-box>
        </draw:frame>
        <draw:frame presentation:style-name="pr1" draw:layer="layout" svg:width="25.199cm" svg:height="14.463cm" svg:x="1.4cm" svg:y="5.773cm" presentation:class="subtitle" presentation:user-transformed="true">
          <draw:text-box>
            <text:p>Die genaue Gestalt der Ellipsenbahn eines Elektrons ist durch willkürliche Anfangsbedingungen bezüglich Ort und Impuls festgelegt und könnten zu unterschiedlichem Verhalten selbst von Atomen mit gleichem Z führen. Dies wurde nie beobachtet.</text:p>
            <text:p/>
            <text:p>Die Elektronen stellen auf ihren Ellipsenbahnen beschleunigte Ladungen dar und strahlen deshalb elektromagnetische Energie ab. Die damit verknüpfte Energieabnahme des Elektrons sollte zwangsläufig zu einer Annäherung an den Kern führen. Ebenfalls nie beobachtet.</text:p>
            <text:p/>
            <text:p>Im Rahmen der klassischen Physik sollten im Atom kontinuierliche Änderungen der Elektronenenergien als Folge der Ausstrahlung von kontinuierlicher elektromagnetischer Strahlungsenergie möglich sein. Statt dessen werden diskrete Linienspektren beobachtet.</text:p>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Rydberg-Serien des Wasserstoffatoms sind experimentell beobachtbar?</text:span></text:p>
          </draw:text-box>
        </draw:frame>
        <draw:frame presentation:style-name="pr11" draw:text-style-name="P15" draw:layer="layout" svg:width="19.399cm" svg:height="12.18cm" svg:x="7.2cm" svg:y="4.914cm" presentation:class="subtitle" presentation:user-transformed="true">
          <draw:text-box>
            <text:list text:style-name="L4">
              <text:list-item>
                <text:p text:style-name="P15">Die Lyman-Serie mit n=1, m=2,3,...</text:p>
              </text:list-item>
              <text:list-item>
                <text:p text:style-name="P15">Die Balmer-Serie mit n=2, m=3,4,...</text:p>
              </text:list-item>
              <text:list-item>
                <text:p text:style-name="P15">Die Paschen-Serie mit n=3, m=4,5,...</text:p>
              </text:list-item>
              <text:list-item>
                <text:p text:style-name="P15">Die Brackett-Serie mit n=4, m=5,6,...</text:p>
              </text:list-item>
              <text:list-item>
                <text:p text:style-name="P15">Die Pfund-Serie mit n=5, m=6,7,...</text:p>
              </text:list-item>
            </text:list>
          </draw:text-box>
        </draw:frame>
        <draw:frame draw:style-name="gr2" draw:text-style-name="P3" draw:layer="layout" svg:width="6.916cm" svg:height="4.673cm" svg:x="10.541cm" svg:y="14.163cm">
          <text:p/>
          <draw:object xlink:href="../Rydberg-Serien.odf" xlink:type="simple" xlink:show="embed" xlink:actuate="onLoad"/>
          <draw:image xlink:href="./ObjectReplacements/Object 58" xlink:type="simple" xlink:show="embed" xlink:actuate="onLoad"/>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Seriengrenze</text:span><text:span text:style-name="T28"> einer Rydberg-Serie?</text:span></text:p>
          </draw:text-box>
        </draw:frame>
        <draw:frame presentation:style-name="pr1" draw:text-style-name="P4" draw:layer="layout" svg:width="25.199cm" svg:height="12.18cm" svg:x="1.4cm" svg:y="4.914cm" presentation:class="subtitle" presentation:user-transformed="true">
          <draw:text-box>
            <text:p><text:span text:style-name="T9">Die Seriengrenze stellt den Übergang von mit wachsender Frequenz immer dichter zusammenliegenden diskreten Linien zu einem kontinuierlichen Spektrum dar</text:span></text:p>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draw:text-box>
              <text:p>Die Rydberglinien beginnen mit einer Linie niedrigster Frequenz, der mit wachsender Frequenz weitere diskrete Linien mit immer kleiner werdenden Abständen folgen, um sich schließlich gegen die Seriengrenze zu häufen, an die sich dann ein kontinuierliches Spektrum anschließt</text:p>
            </draw:text-box>
          </draw:frame>
        </presentation:notes>
      </draw:page>
      <draw:page draw:name="page85"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Rydberg-Serie des H-Atoms liegt im sichtbaren Spektralbereich?</text:span></text:p>
          </draw:text-box>
        </draw:frame>
        <draw:frame presentation:style-name="pr1" draw:layer="layout" svg:width="25.199cm" svg:height="12.18cm" svg:x="1.4cm" svg:y="4.914cm" presentation:class="subtitle">
          <draw:text-box>
            <text:p>Die Balmer-Serie</text:p>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as Ritzsche Kombinationsprinzip?</text:span></text:p>
          </draw:text-box>
        </draw:frame>
        <draw:frame presentation:style-name="pr1" draw:layer="layout" svg:width="25.199cm" svg:height="12.18cm" svg:x="1.4cm" svg:y="4.914cm" presentation:class="subtitle" presentation:user-transformed="true">
          <draw:text-box>
            <text:p>Sind die reziproken Wellenlängen zweier Spektrallinien ein und derselben Serie bekannt, so ist ihre Differenz die reziproke Wellenlänge einer dritten Spektrallinie, die zu demselben Atom gehört.</text:p>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und interpretieren Sie die Bohrschen Postulate.</text:span></text:p>
          </draw:text-box>
        </draw:frame>
        <draw:frame presentation:style-name="pr1" draw:layer="layout" svg:width="25.199cm" svg:height="12.18cm" svg:x="1.4cm" svg:y="4.914cm" presentation:class="subtitle">
          <draw:text-box>
            <text:p>1. <text:tab/>Periodische Bewegungen physikalischer Systeme erfolgen in stationären Zuständen mit diskreten Energien (<text:span text:style-name="T135">E</text:span><text:span text:style-name="T136">n</text:span>, <text:span text:style-name="T135">E</text:span><text:span text:style-name="T136">m</text:span>, . . . ) <text:span text:style-name="T148">ohne</text:span> Energieabstrahlung.</text:p>
            <text:p/>
            <text:p>2. <text:tab/>Übergänge zwischen den stationären Zuständen bewirken eine elektromagnetische Strahlung mit einer festgelegten Frequenz.</text:p>
            <text:p/>
            <text:p>Man muß also einen energetisch tiefsten Zustand, den <text:span text:style-name="T149">Grundzustand</text:span> annehmen. Hier ist das System <text:span text:style-name="T135">stabil</text:span>.</text:p>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definiert den </text:span><text:span text:style-name="T8">Grundzustand</text:span><text:span text:style-name="T28"> eines Atoms?</text:span></text:p>
          </draw:text-box>
        </draw:frame>
        <draw:frame presentation:style-name="pr1" draw:layer="layout" svg:width="25.199cm" svg:height="12.18cm" svg:x="1.4cm" svg:y="4.914cm" presentation:class="subtitle">
          <draw:text-box>
            <text:p>Es ist der energetisch tiefste Zustand und er ist stabil, d.h. das System verlässt diesen nicht ohne durch äußere Einwirkung dazu gezwungen zu werden.</text:p>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Erinnern Sie sich an die Bedeutung und das Zustandekommen der Hamilton-Jacobi-Differentialgleichung.</text:span></text:p>
          </draw:text-box>
        </draw:frame>
        <draw:frame presentation:style-name="pr1" draw:layer="layout" svg:width="25.199cm" svg:height="12.18cm" svg:x="1.4cm" svg:y="4.914cm" presentation:class="subtitle" presentation:user-transformed="true">
          <draw:text-box>
            <text:p>Es ist der eleganteste Zugang zur Lösung des Kepler-Problems.</text:p>
            <text:p>Durch kanonische Transformationen, welche die Hamilton'schen Bewegungsgleichungen invariant lassen, werden die alten Variablen <text:span text:style-name="T150">q</text:span>, <text:span text:style-name="T150">p</text:span> so in neue überführt, dass alle <text:tab/> zyklisch und damit alle <text:tab/> konstant werden.</text:p>
          </draw:text-box>
        </draw:frame>
        <draw:frame draw:style-name="gr2" draw:text-style-name="P3" draw:layer="layout" svg:width="0.902cm" svg:height="1.168cm" svg:x="12.948cm" svg:y="11.515cm">
          <text:p/>
          <draw:object xlink:href="../bar%20q.odf" xlink:type="simple" xlink:show="embed" xlink:actuate="onLoad"/>
          <draw:image xlink:href="./ObjectReplacements/Object 59" xlink:type="simple" xlink:show="embed" xlink:actuate="onLoad"/>
        </draw:frame>
        <draw:frame draw:style-name="gr2" draw:text-style-name="P3" draw:layer="layout" svg:width="0.944cm" svg:height="1.168cm" svg:x="21.627cm" svg:y="11.515cm">
          <text:p/>
          <draw:object xlink:href="../bar%20p.odf" xlink:type="simple" xlink:show="embed" xlink:actuate="onLoad"/>
          <draw:image xlink:href="./ObjectReplacements/Object 60" xlink:type="simple" xlink:show="embed" xlink:actuate="onLoad"/>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odurch wird die kanonische Transformation der HJD vermittelt?</text:span></text:p>
          </draw:text-box>
        </draw:frame>
        <draw:frame presentation:style-name="pr6" draw:layer="layout" svg:width="25.199cm" svg:height="12.18cm" svg:x="1.4cm" svg:y="4.914cm" presentation:class="subtitle">
          <draw:text-box>
            <text:p>Durch die Erzeugende <text:tab/><text:tab/><text:tab/>:</text:p>
            <text:p/>
          </draw:text-box>
        </draw:frame>
        <draw:frame draw:style-name="gr2" draw:text-style-name="P3" draw:layer="layout" svg:width="3.185cm" svg:height="1.033cm" svg:x="16.007cm" svg:y="9.983cm">
          <text:p/>
          <draw:object xlink:href="../Erzeugende.odf" xlink:type="simple" xlink:show="embed" xlink:actuate="onLoad"/>
          <draw:image xlink:href="./ObjectReplacements/Object 61" xlink:type="simple" xlink:show="embed" xlink:actuate="onLoad"/>
        </draw:frame>
        <draw:frame draw:style-name="gr2" draw:text-style-name="P3" draw:layer="layout" svg:width="19.618cm" svg:height="2.327cm" svg:x="4.19cm" svg:y="12.336cm">
          <text:p/>
          <draw:object xlink:href="../Erzeugende%20der%20HJD.odf" xlink:type="simple" xlink:show="embed" xlink:actuate="onLoad"/>
          <draw:image xlink:href="./ObjectReplacements/Object 62" xlink:type="simple" xlink:show="embed" xlink:actuate="onLoad"/>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Standard" presentation:presentation-page-layout-name="AL1T0">
        <draw:frame presentation:style-name="pr5" draw:layer="layout" svg:width="25.199cm" svg:height="3.506cm" svg:x="1.4cm" svg:y="0.837cm" presentation:class="title">
          <draw:text-box>
            <text:p>Was sagt Erzeugende über die HJD und die neuen Impulse <text:tab/> aus?</text:p>
          </draw:text-box>
        </draw:frame>
        <draw:frame presentation:style-name="pr6" draw:layer="layout" svg:width="25.199cm" svg:height="12.18cm" svg:x="1.4cm" svg:y="4.914cm" presentation:class="subtitle" presentation:user-transformed="true">
          <draw:text-box>
            <text:p><text:tab/><text:tab/><text:tab/> muß konstant sein, da die <text:s text:c="4"/>nach der Transformation sämtlich zyklisch sein sollen, also in <text:s text:c="4"/>gar nicht vorkommen, und die somit selbst bereits Konstante sind.</text:p>
            <text:p/>
            <text:p>Das führt zur Hamilton-Jacobi-Differentialgleichung (HJD), welche die <text:span text:style-name="T150">q</text:span>‑Abhängigkeit der Erzeugenden bestimmt, aber nichts über die neuen Impulse <text:s text:c="4"/>aussagt. Diese können je nach Zweckmäßigkeit festgelegt werden.</text:p>
          </draw:text-box>
        </draw:frame>
        <draw:frame draw:style-name="gr2" draw:text-style-name="P3" draw:layer="layout" svg:width="1.3cm" svg:height="1.6cm" svg:x="14.223cm" svg:y="2.671cm">
          <text:p/>
          <draw:object xlink:href="../bar%20p.odf" xlink:type="simple" xlink:show="embed" xlink:actuate="onLoad"/>
          <draw:image xlink:href="./ObjectReplacements/Object 63" xlink:type="simple" xlink:show="embed" xlink:actuate="onLoad"/>
        </draw:frame>
        <draw:frame draw:style-name="gr2" draw:text-style-name="P3" draw:layer="layout" svg:width="4.611cm" svg:height="1.033cm" svg:x="2.294cm" svg:y="6.879cm">
          <text:p/>
          <draw:object xlink:href="../bar%20H.odf" xlink:type="simple" xlink:show="embed" xlink:actuate="onLoad"/>
          <draw:image xlink:href="./ObjectReplacements/Object 64" xlink:type="simple" xlink:show="embed" xlink:actuate="onLoad"/>
        </draw:frame>
        <draw:frame draw:style-name="gr2" draw:text-style-name="P3" draw:layer="layout" svg:width="0.902cm" svg:height="1.168cm" svg:x="15.752cm" svg:y="6.911cm">
          <text:p/>
          <draw:object xlink:href="../bar%20q.odf" xlink:type="simple" xlink:show="embed" xlink:actuate="onLoad"/>
          <draw:image xlink:href="./ObjectReplacements/Object 65" xlink:type="simple" xlink:show="embed" xlink:actuate="onLoad"/>
        </draw:frame>
        <draw:frame draw:style-name="gr2" draw:text-style-name="P3" draw:layer="layout" svg:width="0.804cm" svg:height="1.033cm" svg:x="14.449cm" svg:y="8.027cm">
          <text:p/>
          <draw:object xlink:href="../bar%20H%20kurz.odf" xlink:type="simple" xlink:show="embed" xlink:actuate="onLoad"/>
          <draw:image xlink:href="./ObjectReplacements/Object 66" xlink:type="simple" xlink:show="embed" xlink:actuate="onLoad"/>
        </draw:frame>
        <draw:frame draw:style-name="gr2" draw:text-style-name="P3" draw:layer="layout" svg:width="0.944cm" svg:height="1.168cm" svg:x="6.979cm" svg:y="8.915cm">
          <text:p/>
          <draw:object xlink:href="../bar%20p.odf" xlink:type="simple" xlink:show="embed" xlink:actuate="onLoad"/>
          <draw:image xlink:href="./ObjectReplacements/Object 67" xlink:type="simple" xlink:show="embed" xlink:actuate="onLoad"/>
        </draw:frame>
        <draw:frame draw:style-name="gr2" draw:text-style-name="P3" draw:layer="layout" svg:width="0.944cm" svg:height="1.168cm" svg:x="5.079cm" svg:y="13.015cm">
          <text:p/>
          <draw:object xlink:href="../bar%20p.odf" xlink:type="simple" xlink:show="embed" xlink:actuate="onLoad"/>
          <draw:image xlink:href="./ObjectReplacements/Object 68" xlink:type="simple" xlink:show="embed" xlink:actuate="onLoad"/>
        </draw:frame>
        <draw:frame draw:style-name="gr2" draw:text-style-name="P3" draw:layer="layout" svg:width="14.417cm" svg:height="2.565cm" svg:x="6.791cm" svg:y="15.517cm">
          <text:p/>
          <draw:object xlink:href="../HJD.odf" xlink:type="simple" xlink:show="embed" xlink:actuate="onLoad"/>
          <draw:image xlink:href="./ObjectReplacements/Object 69" xlink:type="simple" xlink:show="embed" xlink:actuate="onLoad"/>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user-transformed="true">
            <draw:text-box>
              <text:p>Die folgende Gleichung ist vermutlich falsch, es müsste möglicherweise bar H = H (bar q, bar p) heißen und nicht</text:p>
            </draw:text-box>
          </draw:frame>
          <draw:frame draw:style-name="gr2" draw:text-style-name="P3" draw:layer="layout" svg:width="4.611cm" svg:height="1.033cm" svg:x="8.194cm" svg:y="17.333cm">
            <text:p/>
            <draw:object xlink:href="../bar%20H.odf" xlink:type="simple" xlink:show="embed" xlink:actuate="onLoad"/>
            <draw:image xlink:href="./ObjectReplacements/Object 70" xlink:type="simple" xlink:show="embed" xlink:actuate="onLoad"/>
          </draw:frame>
        </presentation:notes>
      </draw:page>
      <draw:page draw:name="page92"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sind Wirkungs- und Winkelvariable?</text:span></text:p>
          </draw:text-box>
        </draw:frame>
        <draw:frame presentation:style-name="pr1" draw:text-style-name="P4" draw:layer="layout" svg:width="25.199cm" svg:height="12.18cm" svg:x="1.4cm" svg:y="4.914cm" presentation:class="subtitle">
          <draw:text-box>
            <text:p><text:span text:style-name="T9">Die HJD enthält </text:span><text:span text:style-name="T11">s</text:span><text:span text:style-name="T9"> Ableitungen. Das bedeutet auch entsprechend viele Integrationskonstanten </text:span><text:span text:style-name="T151">α</text:span><text:span text:style-name="T152">1</text:span><text:span text:style-name="T127">, . . . ,</text:span><text:span text:style-name="T151">α</text:span><text:span text:style-name="T153">s</text:span><text:span text:style-name="T127">, von denen eine jedoch trivial additiv sein muß, da mit </text:span><text:span text:style-name="T151">W</text:span><text:span text:style-name="T127"> auch </text:span><text:span text:style-name="T151">W</text:span><text:span text:style-name="T127"> + </text:span><text:span text:style-name="T151">α</text:span><text:span text:style-name="T127"> Lösung der HJD ist. Man wählt </text:span><text:span text:style-name="T151">α</text:span><text:span text:style-name="T152">1</text:span><text:span text:style-name="T127"> = </text:span><text:span text:style-name="T151">E</text:span><text:span text:style-name="T127">.</text:span></text:p>
            <text:p><text:span text:style-name="T127">Man identifiziert spezielle Kombinationen der neuen Impulse mit den übrigen Integrationskonstanten, die sogenannten Wirkungsvariablen:</text:span></text:p>
            <text:p><text:span text:style-name="T127"/></text:p>
            <text:p><text:span text:style-name="T127"/></text:p>
            <text:p><text:span text:style-name="T127"/></text:p>
            <text:p><text:span text:style-name="T127">Integriert wird über eine volle Periode der Bewegung.</text:span></text:p>
            <text:p><text:span text:style-name="T127">Die dazu kanonisch konjugierten Koordinaten heißen Winkelvariable:</text:span></text:p>
          </draw:text-box>
        </draw:frame>
        <draw:frame draw:style-name="gr2" draw:text-style-name="P3" draw:layer="layout" svg:width="15.194cm" svg:height="2.462cm" svg:x="6.402cm" svg:y="11.668cm">
          <text:p/>
          <draw:object xlink:href="../Wirkungsvariablen.odf" xlink:type="simple" xlink:show="embed" xlink:actuate="onLoad"/>
          <draw:image xlink:href="./ObjectReplacements/Object 71" xlink:type="simple" xlink:show="embed" xlink:actuate="onLoad"/>
        </draw:frame>
        <draw:frame draw:style-name="gr2" draw:text-style-name="P3" draw:layer="layout" svg:width="3.733cm" svg:height="2.327cm" svg:x="12.133cm" svg:y="16.936cm">
          <text:p/>
          <draw:object xlink:href="../Winkelvariable.odf" xlink:type="simple" xlink:show="embed" xlink:actuate="onLoad"/>
          <draw:image xlink:href="./ObjectReplacements/Object 72" xlink:type="simple" xlink:show="embed" xlink:actuate="onLoad"/>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Bedeutung hat die Rydberg-Energie?</text:span></text:p>
          </draw:text-box>
        </draw:frame>
        <draw:frame presentation:style-name="pr1" draw:text-style-name="P4" draw:layer="layout" svg:width="25.199cm" svg:height="12.18cm" svg:x="1.4cm" svg:y="4.914cm" presentation:class="subtitle">
          <draw:text-box>
            <text:p><text:span text:style-name="T9">Die Rydberg-Energie entspricht der </text:span><text:span text:style-name="T24">Grundzustandsenergie</text:span><text:span text:style-name="T9"> des Elektrons</text:span></text:p>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e </text:span><text:span text:style-name="T8">Eigenwirkungsvariable</text:span><text:span text:style-name="T28">?</text:span></text:p>
          </draw:text-box>
        </draw:frame>
        <draw:frame presentation:style-name="pr1" draw:layer="layout" svg:width="25.199cm" svg:height="12.18cm" svg:x="1.4cm" svg:y="4.914cm" presentation:class="subtitle">
          <draw:text-box>
            <text:p>Eine Eigenwirkungsvariable hat die Dimension einer Wirkung. Die zugehörige Frequenz ist ungleich Null und <text:span text:style-name="T148">nicht</text:span> entartet.</text:p>
            <text:p/>
            <text:p>In der klassischen Mechanik kann sie im Prinzip uneingeschränkt jeden Wert annehmen, doch experimentell wird dieser durch die Bohr-Sommerfeldsche Quantenhypothese eingeschränkt.</text:p>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Bohr-Sommerfeldsche Quantenhypothese.</text:span></text:p>
          </draw:text-box>
        </draw:frame>
        <draw:frame presentation:style-name="pr1" draw:layer="layout" svg:width="25.199cm" svg:height="12.18cm" svg:x="1.4cm" svg:y="4.914cm" presentation:class="subtitle">
          <draw:text-box>
            <text:p>Bei einer Eigenwirkungsvariablen <text:span text:style-name="T135">J</text:span> ist die Systembewegung nur auf solchen Bahnen zugelassen, für die <text:span text:style-name="T135">J</text:span> ein ganzzahliges Vielfaches des Planckschen Wirkungsquantums <text:span text:style-name="T135">h</text:span> ist:</text:p>
            <text:p><text:span text:style-name="T135">J</text:span> = <text:span text:style-name="T135">n</text:span> <text:span text:style-name="T135">h</text:span> ;<text:tab/><text:span text:style-name="T135">n</text:span> = 1,2,3, . . .</text:p>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Wie ist die <text:span text:style-name="T135">Hauptquantenzahl n</text:span><text:span text:style-name="T140"> definiert?</text:span></text:p>
          </draw:text-box>
        </draw:frame>
        <draw:frame presentation:style-name="pr1" draw:layer="layout" svg:width="25.199cm" svg:height="12.18cm" svg:x="1.4cm" svg:y="4.914cm" presentation:class="subtitle">
          <draw:text-box>
            <text:p>Sie bestimmt zusammen mit der Rydberg-Energie <text:span text:style-name="T135">E</text:span><text:span text:style-name="T136">R</text:span> die Energie des Hüllenelektrons:</text:p>
            <text:p/>
            <text:p/>
            <text:p>Die Hauptquantenzahl <text:span text:style-name="T135">n</text:span> beschreibt die Schale, zu der der Zustand des Elektrons gehört.</text:p>
          </draw:text-box>
        </draw:frame>
        <draw:frame draw:style-name="gr2" draw:text-style-name="P3" draw:layer="layout" svg:width="9.531cm" svg:height="2.429cm" svg:x="9.234cm" svg:y="9.885cm">
          <text:p/>
          <draw:object xlink:href="../Hauptquantenzahl.odf" xlink:type="simple" xlink:show="embed" xlink:actuate="onLoad"/>
          <draw:image xlink:href="./ObjectReplacements/Object 73" xlink:type="simple" xlink:show="embed" xlink:actuate="onLoad"/>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5">Mitbewegungseffekt</text:span><text:span text:style-name="T140">?</text:span></text:p>
          </draw:text-box>
        </draw:frame>
        <draw:frame presentation:style-name="pr1" draw:layer="layout" svg:width="25.199cm" svg:height="12.18cm" svg:x="1.4cm" svg:y="4.914cm" presentation:class="subtitle">
          <draw:text-box>
            <text:p>Das Elektron bewegt sich nicht um einen ruhenden Kern, es handelt sich eigentlich um ein Zwei-Körper-Problem mit der Bewegung um einen gemeinsamen Schwerpunkt. Dadurch weicht der Zahlenwert der Rydberg-Energie leicht von dem aus der Rydberg-Konstanten errechneten ab.</text:p>
            <text:p>Man kann jedoch die Elektronenmasse <text:span text:style-name="T135">m</text:span> durch die reduzierte Masse <text:span text:style-name="T58">μ</text:span> ersetzen und so ein effektives Ein-Körper-Problem daraus machen.</text:p>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text-style-name="P23" draw:layer="layout" svg:width="25.199cm" svg:height="14.161cm" svg:x="1.4cm" svg:y="5.918cm" presentation:class="subtitle" presentation:user-transformed="true">
          <draw:text-box>
            <text:p><text:span text:style-name="T154">Von einer Glühkathode K gehen Elektronen aus, die durch eine variable Spannung zwischen Gitter G und Kathode beschleunigt werden. Auf dem Weg von der Kathode zum Gitter erfahren sie Zusammenstöße mit den Atomen eines Gases. Die durch das Gitter hindurchtretenden Elektronen müssen dann, um die Elektrode A zu erreichen, ein Gegenfeld von etwa 0,5V überwinden. Das gelingt ihnen nur dann, wenn ihre kinetische Energie bei G größer als 0,5 eV ist. Bei Steigerung der Spannung U zwischen K und G nimmt I zunächst beträchtlich zu, da die Elektronen nur elastische Stöße mit den Gasatomen erleiden. Bei U ≈ 4,9V nimmt jedoch der bei A registrierte Strom abrupt ab. Nach der Bohrschen Idee wird die auf das Gasatom beim Stoß übertragene Energie dazu benutzt, ein Hüllenelektron auf ein höheres Energieniveau anzuheben. Bei weiterer Steigerung der Spannung nimmt die Zahl der A erreichenden Elektronen wieder stark zu, um dann bei etwa 9,8V erneut deutlich abzufallen. Offensichtlich sind die beschleunigten Elektronen nun in der Lage, zwischen K und G zwei Atome anzuregen.</text:span></text:p>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text-style-name="P2" draw:layer="layout" svg:width="25.199cm" svg:height="3.506cm" svg:x="1.4cm" svg:y="0.837cm" presentation:class="title">
          <draw:text-box>
            <text:p><text:span text:style-name="T7">Erläutern Sie das Korrespondenzprinzip.</text:span></text:p>
          </draw:text-box>
        </draw:frame>
        <draw:frame presentation:style-name="pr1" draw:layer="layout" svg:width="25.199cm" svg:height="12.18cm" svg:x="1.4cm" svg:y="4.914cm" presentation:class="subtitle">
          <draw:text-box>
            <text:p>Es sollte eine Korrespondenz zwischen klassischer Physik und Quantenphysik in dem Sinne vorliegen, daß letztere asymptotisch für „h → 0“ in die „kontinuierliche“ klassische Physik übergeht.</text:p>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zeichnet man als die Grundgleichung der „älteren“ Quantentheorie?</text:span></text:p>
          </draw:text-box>
        </draw:frame>
        <draw:frame presentation:style-name="pr1" draw:layer="layout" svg:width="25.199cm" svg:height="12.18cm" svg:x="1.4cm" svg:y="4.914cm" presentation:class="subtitle">
          <draw:text-box>
            <text:p>In der korrespondenzartigen Quantenmechanik wird zunächst die klassische Frequenz <text:span text:style-name="T135">ν</text:span><text:span text:style-name="T136">kl</text:span> der periodischen Bewegung berechnet und <text:span text:style-name="T135">E</text:span><text:span text:style-name="T136">n</text:span> mit <text:span text:style-name="T135">E</text:span> identifiziert und hier eingesetzt:</text:p>
          </draw:text-box>
        </draw:frame>
        <draw:frame draw:style-name="gr2" draw:text-style-name="P3" draw:layer="layout" svg:width="5.3cm" svg:height="2.327cm" svg:x="11.349cm" svg:y="13.336cm">
          <text:p/>
          <draw:object xlink:href="../Grundgleichung%20der%20älteren%20Quantentheorie.odf" xlink:type="simple" xlink:show="embed" xlink:actuate="onLoad"/>
          <draw:image xlink:href="./ObjectReplacements/Object 74" xlink:type="simple" xlink:show="embed" xlink:actuate="onLoad"/>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Überlegung liegt der Hasenöhrlschen Quantenbedingung zugrunde?</text:span></text:p>
          </draw:text-box>
        </draw:frame>
        <draw:frame presentation:style-name="pr1" draw:layer="layout" svg:width="25.199cm" svg:height="12.18cm" svg:x="1.4cm" svg:y="4.914cm" presentation:class="subtitle">
          <draw:text-box>
            <text:p/>
            <text:p/>
            <text:p/>
            <text:p>Die linke Seite wird klassisch berechnet und <text:span text:style-name="T135">n</text:span> als ganzzahlige Quantenzahl interpretiert. Die Integrationskonstante <text:span text:style-name="T155">α</text:span> muß dem jeweiligen experimentellen Befund angepasst werden.</text:p>
          </draw:text-box>
        </draw:frame>
        <draw:frame draw:style-name="gr2" draw:text-style-name="P3" draw:layer="layout" svg:width="6.433cm" svg:height="1.958cm" svg:x="10.783cm" svg:y="7.82cm">
          <text:p/>
          <draw:object xlink:href="../Hasenöhrlsche%20Quantenbedingung.odf" xlink:type="simple" xlink:show="embed" xlink:actuate="onLoad"/>
          <draw:image xlink:href="./ObjectReplacements/Object 75" xlink:type="simple" xlink:show="embed" xlink:actuate="onLoad"/>
        </draw:frame>
        <presentation:notes draw:style-name="dp2">
          <draw:page-thumbnail draw:style-name="gr3"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ie folgt die Phasenintegralquantisierung aus der Hasenöhrlschen Bedingung?</text:span></text:p>
          </draw:text-box>
        </draw:frame>
        <draw:frame presentation:style-name="pr1" draw:layer="layout" svg:width="25.199cm" svg:height="12.18cm" svg:x="1.4cm" svg:y="4.914cm" presentation:class="subtitle">
          <draw:text-box>
            <text:p>Mit den Wirkungsvariablen <text:span text:style-name="T135">J</text:span><text:span text:style-name="T156">i</text:span> kann man die Frequenzen periodischer Bewegungen festlegen:</text:p>
            <text:p/>
            <text:p/>
            <text:p>Aus der Hasenöhrlschen Quantenbedingung</text:p>
            <text:p/>
            <text:p/>
            <text:p>folgt so die Phasenintegralquantisierung.</text:p>
          </draw:text-box>
        </draw:frame>
        <draw:frame draw:style-name="gr2" draw:text-style-name="P3" draw:layer="layout" svg:width="4.462cm" svg:height="1.287cm" svg:x="5.768cm" svg:y="9.256cm">
          <text:p/>
          <draw:object xlink:href="../Wirkungsvariablen%20einfach.odf" xlink:type="simple" xlink:show="embed" xlink:actuate="onLoad"/>
          <draw:image xlink:href="./ObjectReplacements/Object 76" xlink:type="simple" xlink:show="embed" xlink:actuate="onLoad"/>
        </draw:frame>
        <draw:frame draw:style-name="gr2" draw:text-style-name="P3" draw:layer="layout" svg:width="5.625cm" svg:height="2.327cm" svg:x="18.187cm" svg:y="8.736cm">
          <text:p/>
          <draw:object xlink:href="../Frequenzen%20periodischer%20Bewegungen%20aus%20Wirkungsvariablen.odf" xlink:type="simple" xlink:show="embed" xlink:actuate="onLoad"/>
          <draw:image xlink:href="./ObjectReplacements/Object 77" xlink:type="simple" xlink:show="embed" xlink:actuate="onLoad"/>
        </draw:frame>
        <draw:frame draw:style-name="gr2" draw:text-style-name="P3" draw:layer="layout" svg:width="6.433cm" svg:height="1.958cm" svg:x="10.983cm" svg:y="12.22cm">
          <text:p/>
          <draw:object xlink:href="../Hasenöhrlsche%20Quantenbedingung.odf" xlink:type="simple" xlink:show="embed" xlink:actuate="onLoad"/>
          <draw:image xlink:href="./ObjectReplacements/Object 78" xlink:type="simple" xlink:show="embed" xlink:actuate="onLoad"/>
        </draw:frame>
        <draw:frame draw:style-name="gr2" draw:text-style-name="P3" draw:layer="layout" svg:width="8.051cm" svg:height="1.168cm" svg:x="10.474cm" svg:y="16.015cm">
          <text:p/>
          <draw:object xlink:href="../Phasenintegralquantisierung.odf" xlink:type="simple" xlink:show="embed" xlink:actuate="onLoad"/>
          <draw:image xlink:href="./ObjectReplacements/Object 79" xlink:type="simple" xlink:show="embed" xlink:actuate="onLoad"/>
        </draw:frame>
        <presentation:notes draw:style-name="dp2">
          <draw:page-thumbnail draw:style-name="gr3"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1T0">
        <draw:frame presentation:style-name="pr2" draw:text-style-name="P14" draw:layer="layout" svg:width="25.199cm" svg:height="3.506cm" svg:x="1.4cm" svg:y="0.834cm" presentation:class="title" presentation:user-transformed="true">
          <draw:text-box>
            <text:p><text:span text:style-name="T79">Wie kann man sich im Rahmen der „älteren“ Quantentheorie die Nebenquantenzahl </text:span><text:span text:style-name="T80">l</text:span><text:span text:style-name="T157"> und die magnetische Quantenzahl </text:span><text:span text:style-name="T80">m</text:span><text:span text:style-name="T158">l</text:span><text:span text:style-name="T159">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19:29:42.721000000</dc:date>
    <meta:generator>LibreOffice/4.1.4.2$Windows_x86 LibreOffice_project/0a0440ccc0227ad9829de5f46be37cfb6edcf72</meta:generator>
    <meta:document-statistic meta:object-count="512"/>
  </office:meta>
</office:document-meta>
</file>

<file path=Object 1/content.xml><?xml version="1.0" encoding="utf-8"?>
<math xmlns="http://www.w3.org/1998/Math/MathML"/>
</file>

<file path=Object 9/content.xml><?xml version="1.0" encoding="utf-8"?>
<math xmlns="http://www.w3.org/1998/Math/MathML"/>
</file>